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Open Sans SemiBold" svg:font-family="'Open Sans SemiBold'"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Open Sans SemiBold1" svg:font-family="'Open Sans SemiBold'"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1042in" fo:margin-left="0in" fo:margin-top="0in" fo:margin-bottom="0in" fo:break-before="auto" fo:break-after="auto" table:align="left"/>
    </style:style>
    <style:style style:name="Table1.A" style:family="table-column">
      <style:table-column-properties style:column-width="0.2396in"/>
    </style:style>
    <style:style style:name="Table1.B" style:family="table-column">
      <style:table-column-properties style:column-width="5.6875in"/>
    </style:style>
    <style:style style:name="Table1.C" style:family="table-column">
      <style:table-column-properties style:column-width="0.1771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0"/>
    </style:style>
    <style:style style:name="Table1.3" style:family="table-row">
      <style:table-row-properties style:min-row-height="0.4722in" fo:keep-together="auto"/>
    </style:style>
    <style:style style:name="Table2" style:family="table">
      <style:table-properties style:width="6.0972in" fo:margin-left="0in" fo:margin-top="0in" fo:margin-bottom="0in" fo:break-before="auto" fo:break-after="auto" table:align="left"/>
    </style:style>
    <style:style style:name="Table2.A" style:family="table-column">
      <style:table-column-properties style:column-width="0.9236in"/>
    </style:style>
    <style:style style:name="Table2.B" style:family="table-column">
      <style:table-column-properties style:column-width="5.1729in"/>
    </style:style>
    <style:style style:name="Table2.1" style:family="table-row">
      <style:table-row-properties fo:keep-together="auto"/>
    </style:style>
    <style:style style:name="Table2.A1" style:family="table-cell">
      <style:table-cell-properties style:vertical-align="" fo:padding-left="0.0785in" fo:padding-right="0.075in" fo:padding-top="0in" fo:padding-bottom="0in" fo:border="0.5pt solid #000000"/>
    </style:style>
    <style:style style:name="Table2.3" style:family="table-row">
      <style:table-row-properties style:min-row-height="0.4722in" fo:keep-together="auto"/>
    </style:style>
    <style:style style:name="Table3" style:family="table">
      <style:table-properties style:width="5.7021in" fo:margin-left="0.5486in" fo:margin-top="0in" fo:margin-bottom="0in" fo:break-before="auto" fo:break-after="auto" table:align="left"/>
    </style:style>
    <style:style style:name="Table3.A" style:family="table-column">
      <style:table-column-properties style:column-width="3.4361in"/>
    </style:style>
    <style:style style:name="Table3.B" style:family="table-column">
      <style:table-column-properties style:column-width="1.1882in"/>
    </style:style>
    <style:style style:name="Table3.C" style:family="table-column">
      <style:table-column-properties style:column-width="1.0778in"/>
    </style:style>
    <style:style style:name="Table3.1" style:family="table-row">
      <style:table-row-properties style:min-row-height="0.2917in" fo:keep-together="auto"/>
    </style:style>
    <style:style style:name="Table3.A1" style:family="table-cell">
      <style:table-cell-properties style:vertical-align="middle" fo:background-color="#cccccc" fo:padding-left="0.0785in" fo:padding-right="0.075in" fo:padding-top="0in" fo:padding-bottom="0in" fo:border="0.5pt solid #000000">
        <style:background-image/>
      </style:table-cell-properties>
    </style:style>
    <style:style style:name="Table3.2" style:family="table-row">
      <style:table-row-properties fo:keep-together="auto"/>
    </style:style>
    <style:style style:name="Table3.A2" style:family="table-cell">
      <style:table-cell-properties style:vertical-align="" fo:padding-left="0.0785in" fo:padding-right="0.075in" fo:padding-top="0in" fo:padding-bottom="0in" fo:border="0.5pt solid #000000"/>
    </style:style>
    <style:style style:name="Table3.B2" style:family="table-cell">
      <style:table-cell-properties style:vertical-align="" fo:padding-left="0.0785in" fo:padding-right="0.075in" fo:padding-top="0in" fo:padding-bottom="0in" fo:border="0.5pt solid #000000"/>
    </style:style>
    <style:style style:name="Table3.3" style:family="table-row">
      <style:table-row-properties fo:keep-together="auto"/>
    </style:style>
    <style:style style:name="Table3.A3" style:family="table-cell">
      <style:table-cell-properties style:vertical-align="" fo:padding-left="0.0785in" fo:padding-right="0.075in" fo:padding-top="0in" fo:padding-bottom="0in" fo:border="0.5pt solid #000000"/>
    </style:style>
    <style:style style:name="Table3.B3" style:family="table-cell">
      <style:table-cell-properties style:vertical-align="" fo:padding-left="0.0785in" fo:padding-right="0.075in" fo:padding-top="0in" fo:padding-bottom="0in" fo:border="0.5pt solid #000000"/>
    </style:style>
    <style:style style:name="Table3.4" style:family="table-row">
      <style:table-row-properties fo:keep-together="auto"/>
    </style:style>
    <style:style style:name="Table3.A4" style:family="table-cell">
      <style:table-cell-properties style:vertical-align="" fo:padding-left="0.0785in" fo:padding-right="0.075in" fo:padding-top="0in" fo:padding-bottom="0in" fo:border="0.5pt solid #000000"/>
    </style:style>
    <style:style style:name="Table3.B4" style:family="table-cell">
      <style:table-cell-properties style:vertical-align="" fo:padding-left="0.0785in" fo:padding-right="0.075in" fo:padding-top="0in" fo:padding-bottom="0in" fo:border="0.5pt solid #000000"/>
    </style:style>
    <style:style style:name="Table3.5" style:family="table-row">
      <style:table-row-properties fo:keep-together="auto"/>
    </style:style>
    <style:style style:name="Table3.A5" style:family="table-cell">
      <style:table-cell-properties style:vertical-align="" fo:padding-left="0.0785in" fo:padding-right="0.075in" fo:padding-top="0in" fo:padding-bottom="0in" fo:border="0.5pt solid #000000"/>
    </style:style>
    <style:style style:name="Table3.B5" style:family="table-cell">
      <style:table-cell-properties style:vertical-align="" fo:padding-left="0.0785in" fo:padding-right="0.075in" fo:padding-top="0in" fo:padding-bottom="0in" fo:border="0.5pt solid #000000"/>
    </style:style>
    <style:style style:name="Table3.6" style:family="table-row">
      <style:table-row-properties fo:keep-together="auto"/>
    </style:style>
    <style:style style:name="Table3.A6" style:family="table-cell">
      <style:table-cell-properties style:vertical-align="" fo:padding-left="0.0785in" fo:padding-right="0.075in" fo:padding-top="0in" fo:padding-bottom="0in" fo:border="0.5pt solid #000000"/>
    </style:style>
    <style:style style:name="Table3.B6" style:family="table-cell">
      <style:table-cell-properties style:vertical-align="" fo:padding-left="0.0785in" fo:padding-right="0.075in" fo:padding-top="0in" fo:padding-bottom="0in" fo:border="0.5pt solid #000000"/>
    </style:style>
    <style:style style:name="Table3.7" style:family="table-row">
      <style:table-row-properties fo:keep-together="auto"/>
    </style:style>
    <style:style style:name="Table3.A7" style:family="table-cell">
      <style:table-cell-properties style:vertical-align="" fo:padding-left="0.0785in" fo:padding-right="0.075in" fo:padding-top="0in" fo:padding-bottom="0in" fo:border="0.5pt solid #000000"/>
    </style:style>
    <style:style style:name="Table3.B7" style:family="table-cell">
      <style:table-cell-properties style:vertical-align="" fo:padding-left="0.0785in" fo:padding-right="0.075in" fo:padding-top="0in" fo:padding-bottom="0in" fo:border="0.5pt solid #000000"/>
    </style:style>
    <style:style style:name="Table3.8" style:family="table-row">
      <style:table-row-properties style:min-row-height="0.4688in" fo:keep-together="auto"/>
    </style:style>
    <style:style style:name="Table3.9" style:family="table-row">
      <style:table-row-properties fo:keep-together="auto"/>
    </style:style>
    <style:style style:name="Table3.A9" style:family="table-cell">
      <style:table-cell-properties style:vertical-align="middle" fo:padding-left="0.0785in" fo:padding-right="0.075in" fo:padding-top="0in" fo:padding-bottom="0in" fo:border="0.5pt solid #000000"/>
    </style:style>
    <style:style style:name="Table3.B9" style:family="table-cell">
      <style:table-cell-properties style:vertical-align="" fo:padding-left="0.0785in" fo:padding-right="0.075in" fo:padding-top="0in" fo:padding-bottom="0in" fo:border="0.5pt solid #000000"/>
    </style:style>
    <style:style style:name="Table3.C9" style:family="table-cell">
      <style:table-cell-properties style:vertical-align="" fo:padding-left="0.0785in" fo:padding-right="0.075in" fo:padding-top="0in" fo:padding-bottom="0in" fo:border="0.5pt solid #000000"/>
    </style:style>
    <style:style style:name="Table3.10" style:family="table-row">
      <style:table-row-properties fo:keep-together="auto"/>
    </style:style>
    <style:style style:name="Table3.A10" style:family="table-cell">
      <style:table-cell-properties style:vertical-align="" fo:padding-left="0.0785in" fo:padding-right="0.075in" fo:padding-top="0in" fo:padding-bottom="0in" fo:border="0.5pt solid #000000"/>
    </style:style>
    <style:style style:name="Table3.B10" style:family="table-cell">
      <style:table-cell-properties style:vertical-align="" fo:padding-left="0.0785in" fo:padding-right="0.075in" fo:padding-top="0in" fo:padding-bottom="0in" fo:border="0.5pt solid #000000"/>
    </style:style>
    <style:style style:name="Table3.C10" style:family="table-cell">
      <style:table-cell-properties style:vertical-align="" fo:padding-left="0.0785in" fo:padding-right="0.075in" fo:padding-top="0in" fo:padding-bottom="0in" fo:border="0.5pt solid #000000"/>
    </style:style>
    <style:style style:name="Table3.11" style:family="table-row">
      <style:table-row-properties fo:keep-together="auto"/>
    </style:style>
    <style:style style:name="Table3.A11" style:family="table-cell">
      <style:table-cell-properties style:vertical-align="" fo:padding-left="0.0785in" fo:padding-right="0.075in" fo:padding-top="0in" fo:padding-bottom="0in" fo:border="0.5pt solid #000000"/>
    </style:style>
    <style:style style:name="Table3.B11" style:family="table-cell">
      <style:table-cell-properties style:vertical-align="" fo:padding-left="0.0785in" fo:padding-right="0.075in" fo:padding-top="0in" fo:padding-bottom="0in" fo:border="0.5pt solid #000000"/>
    </style:style>
    <style:style style:name="Table3.C11" style:family="table-cell">
      <style:table-cell-properties style:vertical-align="" fo:padding-left="0.0785in" fo:padding-right="0.075in" fo:padding-top="0in" fo:padding-bottom="0in" fo:border="0.5pt solid #000000"/>
    </style:style>
    <style:style style:name="Table3.12" style:family="table-row">
      <style:table-row-properties fo:keep-together="auto"/>
    </style:style>
    <style:style style:name="Table3.A12" style:family="table-cell">
      <style:table-cell-properties style:vertical-align="" fo:padding-left="0.0785in" fo:padding-right="0.075in" fo:padding-top="0in" fo:padding-bottom="0in" fo:border="0.5pt solid #000000"/>
    </style:style>
    <style:style style:name="Table3.B12" style:family="table-cell">
      <style:table-cell-properties style:vertical-align="" fo:padding-left="0.0785in" fo:padding-right="0.075in" fo:padding-top="0in" fo:padding-bottom="0in" fo:border="0.5pt solid #000000"/>
    </style:style>
    <style:style style:name="Table3.C12" style:family="table-cell">
      <style:table-cell-properties style:vertical-align="" fo:padding-left="0.0785in" fo:padding-right="0.075in" fo:padding-top="0in" fo:padding-bottom="0in" fo:border="0.5pt solid #000000"/>
    </style:style>
    <style:style style:name="Table3.13" style:family="table-row">
      <style:table-row-properties fo:keep-together="auto"/>
    </style:style>
    <style:style style:name="Table3.A13" style:family="table-cell">
      <style:table-cell-properties style:vertical-align="" fo:padding-left="0.0785in" fo:padding-right="0.075in" fo:padding-top="0in" fo:padding-bottom="0in" fo:border="0.5pt solid #000000"/>
    </style:style>
    <style:style style:name="Table3.B13" style:family="table-cell">
      <style:table-cell-properties style:vertical-align="" fo:padding-left="0.0785in" fo:padding-right="0.075in" fo:padding-top="0in" fo:padding-bottom="0in" fo:border="0.5pt solid #000000"/>
    </style:style>
    <style:style style:name="Table3.C13" style:family="table-cell">
      <style:table-cell-properties style:vertical-align="" fo:padding-left="0.0785in" fo:padding-right="0.075in" fo:padding-top="0in" fo:padding-bottom="0in" fo:border="0.5pt solid #000000"/>
    </style:style>
    <style:style style:name="Table3.14" style:family="table-row">
      <style:table-row-properties fo:keep-together="auto"/>
    </style:style>
    <style:style style:name="Table3.A14" style:family="table-cell">
      <style:table-cell-properties style:vertical-align="" fo:padding-left="0.0785in" fo:padding-right="0.075in" fo:padding-top="0in" fo:padding-bottom="0in" fo:border="0.5pt solid #000000"/>
    </style:style>
    <style:style style:name="Table3.B14" style:family="table-cell">
      <style:table-cell-properties style:vertical-align="" fo:padding-left="0.0785in" fo:padding-right="0.075in" fo:padding-top="0in" fo:padding-bottom="0in" fo:border="0.5pt solid #000000"/>
    </style:style>
    <style:style style:name="Table3.C14" style:family="table-cell">
      <style:table-cell-properties style:vertical-align="" fo:padding-left="0.0785in" fo:padding-right="0.075in" fo:padding-top="0in" fo:padding-bottom="0in" fo:border="0.5pt solid #000000"/>
    </style:style>
    <style:style style:name="Table3.15" style:family="table-row">
      <style:table-row-properties fo:keep-together="auto"/>
    </style:style>
    <style:style style:name="Table3.A15" style:family="table-cell">
      <style:table-cell-properties style:vertical-align="" fo:padding-left="0.0785in" fo:padding-right="0.075in" fo:padding-top="0in" fo:padding-bottom="0in" fo:border="0.5pt solid #000000"/>
    </style:style>
    <style:style style:name="Table3.B15" style:family="table-cell">
      <style:table-cell-properties style:vertical-align="" fo:padding-left="0.0785in" fo:padding-right="0.075in" fo:padding-top="0in" fo:padding-bottom="0in" fo:border="0.5pt solid #000000"/>
    </style:style>
    <style:style style:name="Table3.C15" style:family="table-cell">
      <style:table-cell-properties style:vertical-align="" fo:padding-left="0.0785in" fo:padding-right="0.075in" fo:padding-top="0in" fo:padding-bottom="0in" fo:border="0.5pt solid #000000"/>
    </style:style>
    <style:style style:name="Table3.16" style:family="table-row">
      <style:table-row-properties fo:keep-together="auto"/>
    </style:style>
    <style:style style:name="Table3.A16" style:family="table-cell">
      <style:table-cell-properties style:vertical-align="" fo:background-color="#cccccc" fo:padding-left="0.0785in" fo:padding-right="0.075in" fo:padding-top="0in" fo:padding-bottom="0in" fo:border="0.5pt solid #000000">
        <style:background-image/>
      </style:table-cell-properties>
    </style:style>
    <style:style style:name="Table3.17" style:family="table-row">
      <style:table-row-properties fo:keep-together="auto"/>
    </style:style>
    <style:style style:name="Table3.A17" style:family="table-cell">
      <style:table-cell-properties style:vertical-align="middle" fo:padding-left="0.0785in" fo:padding-right="0.075in" fo:padding-top="0in" fo:padding-bottom="0in" fo:border="0.5pt solid #000000"/>
    </style:style>
    <style:style style:name="Table3.B17" style:family="table-cell">
      <style:table-cell-properties style:vertical-align="" fo:padding-left="0.0785in" fo:padding-right="0.075in" fo:padding-top="0in" fo:padding-bottom="0in" fo:border="0.5pt solid #000000"/>
    </style:style>
    <style:style style:name="Table3.C17" style:family="table-cell">
      <style:table-cell-properties style:vertical-align="" fo:padding-left="0.0785in" fo:padding-right="0.075in" fo:padding-top="0in" fo:padding-bottom="0in" fo:border="0.5pt solid #000000"/>
    </style:style>
    <style:style style:name="Table3.18" style:family="table-row">
      <style:table-row-properties fo:keep-together="auto"/>
    </style:style>
    <style:style style:name="Table3.A18" style:family="table-cell">
      <style:table-cell-properties style:vertical-align="middle" fo:padding-left="0.0785in" fo:padding-right="0.075in" fo:padding-top="0in" fo:padding-bottom="0in" fo:border="0.5pt solid #000000"/>
    </style:style>
    <style:style style:name="Table3.B18" style:family="table-cell">
      <style:table-cell-properties style:vertical-align="middle" fo:padding-left="0.0785in" fo:padding-right="0.075in" fo:padding-top="0in" fo:padding-bottom="0in" fo:border="0.5pt solid #000000"/>
    </style:style>
    <style:style style:name="Table3.C18"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position="0% 100%" style:font-name="Open Sans" fo:font-size="11pt" style:font-name-asian="Open Sans1" style:font-size-asian="11pt" style:font-name-complex="Open Sans1" style:font-size-complex="11pt"/>
    </style:style>
    <style:style style:name="P2" style:family="paragraph" style:parent-style-name="Standard">
      <style:text-properties style:text-position="0% 100%" style:font-name="Open Sans" fo:font-size="11pt" style:font-name-asian="Open Sans1" style:font-size-asian="11pt" style:font-name-complex="Open Sans1" style:font-size-complex="11pt" fo:background-color="#c0c0c0"/>
    </style:style>
    <style:style style:name="P3" style:family="paragraph" style:parent-style-name="Standard">
      <style:paragraph-properties fo:line-height="100%" fo:text-align="end" style:justify-single-word="false"/>
      <style:text-properties style:text-position="0% 100%" style:font-name="Open Sans" fo:font-size="11pt" style:font-name-asian="Open Sans1" style:font-size-asian="11pt" style:font-name-complex="Open Sans1"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break-before="auto" fo:break-after="auto"/>
    </style:style>
    <style:style style:name="P9" style:family="paragraph" style:parent-style-name="Standard">
      <style:paragraph-properties fo:break-before="auto" fo:break-after="auto"/>
      <style:text-properties fo:color="#333333" style:text-position="0% 100%" style:font-name="Open Sans" fo:font-size="11pt" style:font-name-asian="Open Sans1" style:font-size-asian="11pt" style:font-name-complex="Open Sans1" style:font-size-complex="11pt"/>
    </style:style>
    <style:style style:name="P10" style:family="paragraph" style:parent-style-name="Standard">
      <style:paragraph-properties fo:text-align="center" style:justify-single-word="false" fo:break-before="auto" fo:break-after="auto"/>
      <style:text-properties fo:color="#333333" style:text-position="0% 100%" style:font-name="Open Sans" fo:font-size="11pt" style:font-name-asian="Open Sans1" style:font-size-asian="11pt" style:font-name-complex="Open Sans1" style:font-size-complex="11pt"/>
    </style:style>
    <style:style style:name="P11" style:family="paragraph" style:parent-style-name="Standard">
      <style:paragraph-properties fo:break-before="auto" fo:break-after="auto"/>
      <style:text-properties fo:color="#333333" style:text-position="0% 100%" style:font-name="Open Sans" fo:font-size="14pt" style:font-name-asian="Open Sans1" style:font-size-asian="14pt" style:font-name-complex="Open Sans1" style:font-size-complex="14pt"/>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text-align="start" style:justify-single-word="false" fo:break-before="auto" fo:break-after="auto"/>
      <style:text-properties fo:color="#ff0000" style:text-position="0% 100%" style:font-name="Open Sans" fo:font-size="11pt" style:font-name-asian="Open Sans1" style:font-size-asian="11pt" style:font-name-complex="Open Sans1" style:font-size-complex="11pt"/>
    </style:style>
    <style:style style:name="P14" style:family="paragraph" style:parent-style-name="Standard">
      <style:paragraph-properties fo:break-before="auto" fo:break-after="auto"/>
      <style:text-properties fo:color="#ff0000" style:font-name="Proxima Nova" style:font-name-asian="Proxima Nova1" style:font-name-complex="Proxima Nova1" fo:background-color="#ffff00"/>
    </style:style>
    <style:style style:name="P15" style:family="paragraph" style:parent-style-name="Standard">
      <style:paragraph-properties fo:break-before="auto" fo:break-after="auto"/>
      <style:text-properties style:text-position="0% 100%" style:font-name="Open Sans" style:font-name-asian="Open Sans1" style:font-name-complex="Open Sans1"/>
    </style:style>
    <style:style style:name="P16" style:family="paragraph" style:parent-style-name="Standard">
      <style:paragraph-properties fo:text-align="center" style:justify-single-word="false" fo:break-before="auto" fo:break-after="auto"/>
      <style:text-properties style:text-position="0% 100%" style:font-name="Open Sans" style:font-name-asian="Open Sans1" style:font-name-complex="Open Sans1"/>
    </style:style>
    <style:style style:name="P17" style:family="paragraph" style:parent-style-name="Standard">
      <style:paragraph-properties fo:break-before="auto" fo:break-after="auto"/>
      <style:text-properties style:text-position="0% 100%" style:font-name="Open Sans" fo:font-size="11pt" style:font-name-asian="Open Sans1" style:font-size-asian="11pt" style:font-name-complex="Open Sans1" style:font-size-complex="11pt"/>
    </style:style>
    <style:style style:name="P18" style:family="paragraph" style:parent-style-name="Standard">
      <style:paragraph-properties fo:break-before="auto" fo:break-after="auto"/>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P19" style:family="paragraph" style:parent-style-name="Standard">
      <style:paragraph-properties fo:text-align="center" style:justify-single-word="false" fo:break-before="auto" fo:break-after="auto"/>
      <style:text-properties style:font-name="Open Sans" fo:font-size="14pt" fo:font-weight="bold" style:font-name-asian="Open Sans1" style:font-size-asian="14pt" style:font-weight-asian="bold" style:font-name-complex="Open Sans1" style:font-size-complex="14pt"/>
    </style:style>
    <style:style style:name="P20" style:family="paragraph" style:parent-style-name="Standard">
      <style:paragraph-properties fo:break-before="auto" fo:break-after="auto"/>
      <style:text-properties style:font-name="Open Sans" fo:font-size="11pt" style:font-name-asian="Open Sans1" style:font-size-asian="11pt" style:font-name-complex="Open Sans1" style:font-size-complex="11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lways"/>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2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Open Sans" fo:font-size="10pt" fo:font-style="normal" style:text-underline-style="none" style:font-name-asian="Open Sans1" style:font-size-asian="10pt" style:font-style-asian="normal" style:font-name-complex="Open Sans1" style:font-size-complex="10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lways"/>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text-position="0% 100%" style:font-name="Open Sans" style:font-name-asian="Open Sans1" style:font-name-complex="Open Sans1"/>
    </style:style>
    <style:style style:name="P29" style:family="paragraph" style:parent-style-name="Standard">
      <style:paragraph-properties fo:margin-left="0in" fo:margin-right="0in" fo:margin-top="0.25in" fo:margin-bottom="0.2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917in"/>
          <style:tab-stop style:position="5.9929in" style:type="right"/>
        </style:tab-stops>
      </style:paragraph-properties>
    </style:style>
    <style:style style:name="P30" style:family="paragraph" style:parent-style-name="Standard">
      <style:paragraph-properties fo:margin-left="0in" fo:margin-right="0in" fo:margin-top="0.25in" fo:margin-bottom="0.2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917in"/>
          <style:tab-stop style:position="5.9929in" style:type="right"/>
        </style:tab-stops>
      </style:paragraph-properties>
    </style:style>
    <style:style style:name="P31"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2"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lways"/>
    </style:style>
    <style:style style:name="P33" style:family="paragraph" style:parent-style-name="Standard" style:list-style-name="WWNum2">
      <style:paragraph-properties fo:margin-left="0.5in" fo:margin-right="0in" fo:margin-top="0in" fo:margin-bottom="0.139in" loext:contextual-spacing="false" fo:line-height="100%" fo:text-align="start" style:justify-single-word="false" fo:keep-together="auto" fo:orphans="2" fo:widows="2" fo:text-indent="-0.25in" style:auto-text-indent="false" fo:break-before="auto" fo:break-after="auto" fo:padding="0in" fo:border="none" fo:keep-with-next="always"/>
    </style:style>
    <style:style style:name="P34" style:family="paragraph" style:parent-style-name="Standard">
      <style:paragraph-properties fo:margin-left="0in" fo:margin-right="0in" fo:text-indent="0.5in" style:auto-text-indent="false" fo:break-before="auto" fo:break-after="auto"/>
    </style:style>
    <style:style style:name="P35" style:family="paragraph" style:parent-style-name="Standard">
      <style:paragraph-properties fo:margin-left="0in" fo:margin-right="0in" fo:text-indent="0.5in"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lways"/>
    </style:style>
    <style:style style:name="P37"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38" style:family="paragraph" style:parent-style-name="Standard">
      <style:paragraph-properties fo:margin-left="0.4in" fo:margin-right="0in" fo:text-indent="0.5in" style:auto-text-indent="false" fo:break-before="auto" fo:break-after="auto"/>
      <style:text-properties style:text-position="0% 100%" style:font-name="Open Sans" style:font-name-asian="Open Sans1" style:font-name-complex="Open Sans1"/>
    </style:style>
    <style:style style:name="P39" style:family="paragraph" style:parent-style-name="Standard">
      <style:paragraph-properties fo:margin-left="0.4in" fo:margin-right="0in" fo:text-indent="0in" style:auto-text-indent="false" fo:break-before="auto" fo:break-after="auto"/>
      <style:text-properties style:text-position="0% 100%" style:font-name="Open Sans" style:font-name-asian="Open Sans1" style:font-name-complex="Open Sans1"/>
    </style:style>
    <style:style style:name="P40" style:family="paragraph" style:parent-style-name="Standard" style:master-page-name="Converted1">
      <style:paragraph-properties style:page-number="auto" fo:break-before="auto" fo:break-after="auto"/>
    </style:style>
    <style:style style:name="P41"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P42" style:family="paragraph" style:parent-style-name="Standard">
      <style:paragraph-properties fo:margin-left="0.5in" fo:margin-right="0in" fo:margin-top="0in" fo:margin-bottom="0.0835in" loext: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P43" style:family="paragraph" style:parent-style-name="Standard">
      <style:paragraph-properties fo:margin-left="0.5in" fo:margin-right="0in" fo:margin-top="0in" fo:margin-bottom="0.0835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44" style:family="paragraph" style:parent-style-name="Standard">
      <style:paragraph-properties fo:margin-left="0.5in" fo:margin-right="0in" fo:margin-top="0in" fo:margin-bottom="0.0835in" loext:contextual-spacing="false" fo:line-height="100%" fo:text-align="start" style:justify-single-word="false" fo:keep-together="auto" fo:orphans="2" fo:widows="2" fo:text-indent="-0.5in" style:auto-text-indent="false" fo:break-before="auto" fo:break-after="auto" fo:padding="0in" fo:border="none" fo:keep-with-next="auto"/>
      <style:text-properties style:font-name="Open Sans" fo:font-size="11pt" style:font-name-asian="Open Sans1" style:font-size-asian="11pt" style:font-name-complex="Open Sans1" style:font-size-complex="11pt"/>
    </style:style>
    <style:style style:name="P45"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46" style:family="paragraph" style:parent-style-name="Standard">
      <style:paragraph-properties fo:margin-left="1in" fo:margin-right="0in" fo:margin-top="0in" fo:margin-bottom="0.0835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47" style:family="paragraph" style:parent-style-name="Standard" style:list-style-name="WWNum2">
      <style:paragraph-properties fo:margin-left="1in" fo:margin-right="0in" fo:text-indent="-0.25in" style:auto-text-indent="false" fo:break-before="auto" fo:break-after="auto"/>
    </style:style>
    <style:style style:name="P48" style:family="paragraph" style:parent-style-name="Standard" style:list-style-name="WWNum4">
      <style:paragraph-properties fo:margin-left="1in" fo:margin-right="0in" fo:text-indent="-0.25in" style:auto-text-indent="false" fo:break-before="auto" fo:break-after="auto"/>
    </style:style>
    <style:style style:name="P49" style:family="paragraph" style:parent-style-name="Standard">
      <style:paragraph-properties fo:margin-left="0in" fo:margin-right="0in" fo:text-indent="0.5in" style:auto-text-indent="false" fo:break-before="auto" fo:break-after="auto"/>
    </style:style>
    <style:style style:name="P50" style:family="paragraph" style:parent-style-name="Standard" style:list-style-name="WWNum2">
      <style:paragraph-properties fo:margin-left="1.6252in" fo:margin-right="0in" fo:text-indent="-0.25in" style:auto-text-indent="false" fo:break-before="auto" fo:break-after="auto"/>
    </style:style>
    <style:style style:name="P51" style:family="paragraph" style:parent-style-name="Standard" style:list-style-name="WWNum3">
      <style:paragraph-properties fo:margin-left="1.6252in" fo:margin-right="0in" fo:text-indent="-0.25in" style:auto-text-indent="false" fo:break-before="auto" fo:break-after="auto"/>
    </style:style>
    <style:style style:name="P52" style:family="paragraph" style:parent-style-name="Standard" style:list-style-name="WWNum3">
      <style:paragraph-properties fo:margin-left="1.6252in" fo:margin-right="0in" fo:margin-top="0in" fo:margin-bottom="0.139in" loext:contextual-spacing="false" fo:line-height="100%" fo:text-indent="-0.25in" style:auto-text-indent="false" fo:break-before="auto" fo:break-after="auto"/>
    </style:style>
    <style:style style:name="P53" style:family="paragraph" style:parent-style-name="Standard">
      <style:paragraph-properties fo:margin-left="0.5in" fo:margin-right="0in" fo:text-indent="0in"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54" style:family="paragraph" style:parent-style-name="Standard">
      <style:paragraph-properties fo:margin-left="1in" fo:margin-right="0in" fo:text-indent="-0.5in" style:auto-text-indent="false" fo:break-before="auto" fo:break-after="auto"/>
    </style:style>
    <style:style style:name="P55" style:family="paragraph" style:parent-style-name="Standard" style:list-style-name="WWNum1">
      <style:paragraph-properties fo:margin-left="0.75in" fo:margin-right="0in" fo:text-indent="-0.25in" style:auto-text-indent="false" fo:break-before="auto" fo:break-after="auto"/>
    </style:style>
    <style:style style:name="P56" style:family="paragraph" style:parent-style-name="Standard">
      <style:paragraph-properties fo:margin-left="0.75in" fo:margin-right="0in" fo:text-indent="0in"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57" style:family="paragraph" style:parent-style-name="Standard">
      <style:paragraph-properties fo:margin-left="0.75in" fo:margin-right="0in" fo:text-indent="0in" style:auto-text-indent="false" fo:break-before="auto" fo:break-after="auto"/>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P58" style:family="paragraph" style:parent-style-name="Standard">
      <style:paragraph-properties fo:margin-left="0in" fo:margin-right="0in" fo:text-indent="0in"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59" style:family="paragraph" style:parent-style-name="Standard" style:list-style-name="WWNum4">
      <style:paragraph-properties fo:margin-left="0.5in" fo:margin-right="0in" fo:text-indent="-0.25in" style:auto-text-indent="false" fo:break-before="auto" fo:break-after="auto"/>
    </style:style>
    <style:style style:name="P60" style:family="paragraph" style:parent-style-name="Standard" style:list-style-name="WWNum4">
      <style:paragraph-properties fo:margin-left="1.5in" fo:margin-right="0in" fo:text-indent="-0.25in" style:auto-text-indent="false" fo:break-before="auto" fo:break-after="auto"/>
    </style:style>
    <style:style style:name="P61" style:family="paragraph" style:parent-style-name="Standard">
      <style:paragraph-properties fo:margin-left="1.25in" fo:margin-right="0in" fo:text-indent="0in"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62" style:family="paragraph" style:parent-style-name="Standard" style:list-style-name="WWNum4">
      <style:paragraph-properties fo:margin-left="2in" fo:margin-right="0in" fo:text-indent="-0.25in" style:auto-text-indent="false" fo:break-before="auto" fo:break-after="auto"/>
    </style:style>
    <style:style style:name="P63" style:family="paragraph" style:parent-style-name="Standard">
      <style:paragraph-properties fo:margin-left="1in" fo:margin-right="0in" fo:text-indent="0in" style:auto-text-indent="false" fo:break-before="auto" fo:break-after="auto"/>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P64" style:family="paragraph" style:parent-style-name="Standard">
      <style:paragraph-properties fo:padding-left="0in" fo:padding-right="0in" fo:padding-top="0in" fo:padding-bottom="0.0138in" fo:border-left="none" fo:border-right="none" fo:border-top="none" fo:border-bottom="0.74pt solid #000000"/>
      <style:text-properties style:text-position="0% 100%" style:font-name="Open Sans" fo:font-size="11pt" style:font-name-asian="Open Sans1" style:font-size-asian="11pt" style:font-name-complex="Open Sans1" style:font-size-complex="11pt"/>
    </style:style>
    <style:style style:name="P65"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3929in" style:auto-text-indent="false" fo:break-before="auto" fo:break-after="auto" fo:padding="0in" fo:border="none" fo:keep-with-next="auto"/>
    </style:style>
    <style:style style:name="P66" style:family="paragraph" style:parent-style-name="Standard">
      <style:paragraph-properties fo:margin-left="0in" fo:margin-right="0.2783in" fo:text-align="end" style:justify-single-word="false" fo:text-indent="0in" style:auto-text-indent="false"/>
    </style:style>
    <style:style style:name="P67" style:family="paragraph" style:parent-style-name="Standard" style:master-page-name="Standard">
      <style:paragraph-properties style:page-number="1" fo:break-before="auto" fo:break-after="auto"/>
      <style:text-properties fo:color="#333333" style:text-position="0% 100%" style:font-name="Open Sans" fo:font-size="11pt" style:font-name-asian="Open Sans1" style:font-size-asian="11pt" style:font-name-complex="Open Sans1" style:font-size-complex="11pt"/>
    </style:style>
    <style:style style:name="P6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69"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Open Sans" fo:font-size="16pt" fo:font-style="normal" style:text-underline-style="none" fo:font-weight="bold" style:font-name-asian="Open Sans1" style:font-size-asian="16pt" style:font-style-asian="normal" style:font-weight-asian="bold" style:font-name-complex="Open Sans1" style:font-size-complex="16pt"/>
    </style:style>
    <style:style style:name="T2" style:family="text">
      <style:text-properties fo:font-variant="normal" fo:text-transform="none" fo:color="#000000" style:text-line-through-style="none" style:text-line-through-type="none" style:text-position="0% 100%" style:font-name="Open Sans" fo:font-size="12pt" fo:font-style="normal" style:text-underline-style="none" style:font-name-asian="Open Sans1" style:font-size-asian="12pt" style:font-style-asian="normal" style:font-name-complex="Open Sans1" style:font-size-complex="12pt"/>
    </style:style>
    <style:style style:name="T3" style:family="text">
      <style:text-properties fo:font-variant="normal" fo:text-transform="none" fo:color="#0000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4" style:family="text">
      <style:text-properties fo:font-variant="normal" fo:text-transform="none" fo:color="#0000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T5" style:family="text">
      <style:text-properties fo:font-variant="normal" fo:text-transform="none" fo:color="#0000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fo:background-color="#ffff00"/>
    </style:style>
    <style:style style:name="T6" style:family="text">
      <style:text-properties fo:font-variant="normal" fo:text-transform="none" fo:color="#000000" style:text-line-through-style="none" style:text-line-through-type="none" style:text-position="0% 100%" style:font-name="Open Sans" fo:font-size="11pt" fo:font-style="normal" style:text-underline-style="solid" style:text-underline-width="auto" style:text-underline-color="font-color" style:font-name-asian="Open Sans1" style:font-size-asian="11pt" style:font-style-asian="normal" style:font-name-complex="Open Sans1" style:font-size-complex="11pt"/>
    </style:style>
    <style:style style:name="T7" style:family="text">
      <style:text-properties fo:font-variant="normal" fo:text-transform="none" fo:color="#000000" style:text-line-through-style="none" style:text-line-through-type="none" style:text-position="0% 100%" style:font-name="Open Sans SemiBold" fo:font-size="11pt" fo:font-style="normal" style:text-underline-style="none" style:font-name-asian="Open Sans SemiBold1" style:font-size-asian="11pt" style:font-style-asian="normal" style:font-name-complex="Open Sans SemiBold1" style:font-size-complex="11pt"/>
    </style:style>
    <style:style style:name="T8"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9" style:family="text">
      <style:text-properties fo:font-variant="normal" fo:text-transform="none" fo:color="#000000" style:text-line-through-style="none" style:text-line-through-type="none" style:font-name="Open Sans" fo:font-size="11pt" fo:font-style="normal" fo:font-weight="bold" style:font-name-asian="Open Sans1" style:font-size-asian="11pt" style:font-style-asian="normal" style:font-weight-asian="bold" style:font-name-complex="Open Sans1" style:font-size-complex="11pt"/>
    </style:style>
    <style:style style:name="T10" style:family="text">
      <style:text-properties fo:font-variant="normal" fo:text-transform="none" fo:color="#000000" style:text-line-through-style="none" style:text-line-through-type="none" style:text-position="super 58%" style:font-name="Arial" fo:font-size="12pt" fo:font-style="normal" fo:font-weight="normal" style:font-name-asian="Arial1" style:font-size-asian="12pt" style:font-style-asian="normal" style:font-weight-asian="normal" style:font-name-complex="Arial1"/>
    </style:style>
    <style:style style:name="T11" style:family="text">
      <style:text-properties fo:font-variant="normal" fo:text-transform="none" fo:color="#000000" style:text-line-through-style="none" style:text-line-through-type="none"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2" style:family="text">
      <style:text-properties fo:font-variant="normal" fo:text-transform="none" fo:color="#ff00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fo:background-color="#ffff00"/>
    </style:style>
    <style:style style:name="T13" style:family="text">
      <style:text-properties fo:font-variant="normal" fo:text-transform="none" fo:color="#ff0000" style:text-line-through-style="none" style:text-line-through-type="none" style:text-position="0% 100%" style:font-name="Open Sans" fo:font-size="14pt" fo:font-style="normal" style:text-underline-style="none" style:font-name-asian="Open Sans1" style:font-size-asian="14pt" style:font-style-asian="normal" style:font-name-complex="Open Sans1" style:font-size-complex="14pt" fo:background-color="#ffff00"/>
    </style:style>
    <style:style style:name="T14" style:family="text">
      <style:text-properties fo:color="#333333" style:text-position="0% 100%" style:font-name="Open Sans" fo:font-size="14pt" fo:font-weight="bold" style:font-name-asian="Open Sans1" style:font-size-asian="14pt" style:font-weight-asian="bold" style:font-name-complex="Open Sans1" style:font-size-complex="14pt"/>
    </style:style>
    <style:style style:name="T15" style:family="text">
      <style:text-properties fo:color="#333333" style:text-position="0% 100%" style:font-name="Open Sans" fo:font-size="14pt" style:font-name-asian="Open Sans1" style:font-size-asian="14pt" style:font-name-complex="Open Sans1" style:font-size-complex="14pt"/>
    </style:style>
    <style:style style:name="T16" style:family="text">
      <style:text-properties fo:color="#333333" style:font-name="Open Sans" fo:font-size="14pt" fo:font-weight="bold" style:font-name-asian="Open Sans1" style:font-size-asian="14pt" style:font-weight-asian="bold" style:font-name-complex="Open Sans1" style:font-size-complex="14pt" fo:background-color="#ffff00"/>
    </style:style>
    <style:style style:name="T17" style:family="text">
      <style:text-properties fo:color="#333333" style:font-name="Open Sans" fo:font-size="11pt" fo:font-weight="bold" style:font-name-asian="Open Sans1" style:font-size-asian="11pt" style:font-weight-asian="bold" style:font-name-complex="Open Sans1" style:font-size-complex="11pt"/>
    </style:style>
    <style:style style:name="T18" style:family="text">
      <style:text-properties fo:color="#333333" style:font-name="Open Sans" fo:font-size="11pt" fo:font-weight="bold" style:font-name-asian="Open Sans1" style:font-size-asian="11pt" style:font-weight-asian="bold" style:font-name-complex="Open Sans1" style:font-size-complex="11pt" fo:background-color="#ffff00"/>
    </style:style>
    <style:style style:name="T19" style:family="text">
      <style:text-properties style:text-position="0% 100%" style:font-name="Open Sans" style:font-name-asian="Open Sans1" style:font-name-complex="Open Sans1"/>
    </style:style>
    <style:style style:name="T20" style:family="text">
      <style:text-properties style:text-position="0% 100%" style:font-name="Open Sans" fo:font-size="14pt" fo:font-weight="bold" style:font-name-asian="Open Sans1" style:font-size-asian="14pt" style:font-weight-asian="bold" style:font-name-complex="Open Sans1" style:font-size-complex="14pt"/>
    </style:style>
    <style:style style:name="T21" style:family="text">
      <style:text-properties style:text-position="0% 100%" style:font-name="Open Sans" fo:font-size="11pt" style:font-name-asian="Open Sans1" style:font-size-asian="11pt" style:font-name-complex="Open Sans1" style:font-size-complex="11pt"/>
    </style:style>
    <style:style style:name="T22" style:family="text">
      <style:text-properties style:text-position="0% 100%" style:font-name="Open Sans" fo:font-size="11pt" style:font-name-asian="Open Sans1" style:font-size-asian="11pt" style:font-name-complex="Open Sans1" style:font-size-complex="11pt" fo:background-color="#ffff00"/>
    </style:style>
    <style:style style:name="T23" style:family="text">
      <style:text-properties style:text-position="0% 100%" style:font-name="Open Sans" fo:font-size="11pt" fo:font-weight="bold" style:font-name-asian="Open Sans1" style:font-size-asian="11pt" style:font-weight-asian="bold" style:font-name-complex="Open Sans1" style:font-size-complex="11pt"/>
    </style:style>
    <style:style style:name="T24" style:family="text">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T25" style:family="text">
      <style:text-properties style:text-position="0% 100%" style:font-name="Open Sans" fo:font-weight="bold" style:font-name-asian="Open Sans1" style:font-weight-asian="bold" style:font-name-complex="Open Sans1"/>
    </style:style>
    <style:style style:name="T26" style:family="text">
      <style:text-properties style:text-position="0% 100%" style:font-name="Open Sans SemiBold" fo:font-size="11pt" style:font-name-asian="Open Sans SemiBold1" style:font-size-asian="11pt" style:font-name-complex="Open Sans SemiBold1" style:font-size-complex="11pt"/>
    </style:style>
    <style:style style:name="T27" style:family="text">
      <style:text-properties style:font-name="Open Sans" style:font-name-asian="Open Sans1" style:font-name-complex="Open Sans1"/>
    </style:style>
    <style:style style:name="T28" style:family="text">
      <style:text-properties style:font-name="Open Sans" style:font-name-asian="Open Sans1" style:font-name-complex="Open Sans1" fo:background-color="#ffff00"/>
    </style:style>
    <style:style style:name="T29" style:family="text">
      <style:text-properties style:font-name="Open Sans" fo:font-size="11pt" style:font-name-asian="Open Sans1" style:font-size-asian="11pt" style:font-name-complex="Open Sans1" style:font-size-complex="11pt"/>
    </style:style>
    <style:style style:name="T30" style:family="text">
      <style:text-properties style:font-name="Open Sans" fo:font-size="11pt" style:font-name-asian="Open Sans1" style:font-size-asian="11pt" style:font-name-complex="Open Sans1" style:font-size-complex="11pt" fo:background-color="#ffff00"/>
    </style:style>
    <style:style style:name="T31" style:family="text">
      <style:text-properties style:font-name="Open Sans" fo:font-size="11pt" fo:font-weight="bold" style:font-name-asian="Open Sans1" style:font-size-asian="11pt" style:font-weight-asian="bold" style:font-name-complex="Open Sans1" style:font-size-complex="11pt"/>
    </style:style>
    <style:style style:name="T32" style:family="text">
      <style:text-properties style:font-name="Open Sans" fo:font-size="11pt" fo:font-weight="bold" style:font-name-asian="Open Sans1" style:font-size-asian="11pt" style:font-weight-asian="bold" style:font-name-complex="Open Sans1" style:font-size-complex="11pt" fo:background-color="#ffff00"/>
    </style:style>
    <style:style style:name="T33" style:family="text">
      <style:text-properties style:font-name="Open Sans" fo:font-size="11pt" style:text-underline-style="none" style:font-name-asian="Open Sans1" style:font-size-asian="11pt" style:font-name-complex="Open Sans1" style:font-size-complex="11pt"/>
    </style:style>
    <style:style style:name="T34" style:family="text">
      <style:text-properties style:font-name="Open Sans" fo:font-size="11pt" style:text-underline-style="solid" style:text-underline-width="auto" style:text-underline-color="font-color" style:font-name-asian="Open Sans1" style:font-size-asian="11pt" style:font-name-complex="Open Sans1" style:font-size-complex="11pt"/>
    </style:style>
    <style:style style:name="T35" style:family="text">
      <style:text-properties style:font-name="Open Sans" fo:font-size="9pt" style:font-name-asian="Open Sans1" style:font-size-asian="9pt" style:font-name-complex="Open Sans1" style:font-size-complex="9pt"/>
    </style:style>
    <style:style style:name="T36" style:family="text">
      <style:text-properties style:font-name="Open Sans" fo:font-weight="bold" style:font-name-asian="Open Sans1" style:font-weight-asian="bold" style:font-name-complex="Open Sans1"/>
    </style:style>
    <style:style style:name="T37" style:family="text">
      <style:text-properties style:font-name="Open Sans" fo:font-size="10pt" style:font-name-asian="Open Sans1" style:font-size-asian="10pt" style:font-name-complex="Open Sans1" style:font-size-complex="10pt"/>
    </style:style>
    <style:style style:name="T38" style:family="text">
      <style:text-properties fo:font-variant="small-caps" fo:color="#000000" style:text-line-through-style="none" style:text-line-through-type="none" style:text-position="0% 100%" style:font-name="Open Sans" fo:font-size="12pt" fo:font-style="normal" style:text-underline-style="none" fo:font-weight="bold" style:font-name-asian="Open Sans1" style:font-size-asian="12pt" style:font-style-asian="normal" style:font-weight-asian="bold" style:font-name-complex="Open Sans1" style:font-size-complex="12pt"/>
    </style:style>
    <style:style style:name="T39" style:family="text">
      <style:text-properties style:text-position="super 58%"/>
    </style:style>
    <style:style style:name="T40" style:family="text">
      <style:text-properties style:text-position="super 58%" style:font-name="Open Sans" fo:font-size="11pt" style:font-name-asian="Open Sans1" style:font-size-asian="11pt" style:font-name-complex="Open Sans1" style:font-size-complex="11pt"/>
    </style:style>
    <style:style style:name="T41" style:family="text">
      <style:text-properties style:text-position="super 58%" style:font-name="Open Sans" fo:font-size="11pt" fo:font-weight="bold" style:font-name-asian="Open Sans1" style:font-size-asian="11pt" style:font-weight-asian="bold" style:font-name-complex="Open Sans1" style:font-size-complex="11pt"/>
    </style:style>
    <style:style style:name="T42" style:family="text">
      <style:text-properties fo:color="#1155cc" style:font-name="Open Sans" fo:font-size="9pt" style:text-underline-style="solid" style:text-underline-width="auto" style:text-underline-color="font-color" style:font-name-asian="Open Sans1" style:font-size-asian="9pt" style:font-name-complex="Open Sans1" style:font-size-complex="9pt"/>
    </style:style>
    <style:style style:name="T43" style:family="text">
      <style:text-properties style:font-name="Open Sans SemiBold" fo:font-size="11pt" style:font-name-asian="Open Sans SemiBold1" style:font-size-asian="11pt" style:font-name-complex="Open Sans SemiBold1" style:font-size-complex="11pt"/>
    </style:style>
    <style:style style:name="T44" style:family="text">
      <style:text-properties fo:color="#ff0000" style:font-name="Open Sans" fo:font-size="11pt" style:font-name-asian="Open Sans1" style:font-size-asian="11pt" style:font-name-complex="Open Sans1" style:font-size-complex="11pt" fo:background-color="#ffff00"/>
    </style:style>
    <style:style style:name="T45" style:family="text">
      <style:text-properties fo:color="#ff0000" style:font-name="Open Sans" fo:font-size="11pt" style:font-name-asian="Open Sans1" style:font-size-asian="11pt" style:font-name-complex="Open Sans1" style:font-size-complex="11pt"/>
    </style:style>
    <style:style style:name="T46" style:family="text">
      <style:text-properties fo:color="#ff0000" style:font-name="Open Sans" style:font-name-asian="Open Sans1" style:font-name-complex="Open Sans1"/>
    </style:style>
    <style:style style:name="T47" style:family="text">
      <style:text-properties fo:color="#ff0000" style:text-position="0% 100%" style:font-name="Open Sans" fo:font-size="11pt" style:font-name-asian="Open Sans1" style:font-size-asian="11pt" style:font-name-complex="Open Sans1" style:font-size-complex="11pt"/>
    </style:style>
    <style:style style:name="T48" style:family="text">
      <style:text-properties fo:color="#ff0000" style:font-name="Proxima Nova" style:font-name-asian="Proxima Nova1" style:font-name-complex="Proxima Nova1" fo:background-color="#ffff00"/>
    </style:style>
    <style:style style:name="T49" style:family="text">
      <style:text-properties fo:color="#ff0000" style:font-name="Proxima Nova" fo:font-weight="bold" style:font-name-asian="Proxima Nova1" style:font-weight-asian="bold" style:font-name-complex="Proxima Nova1" fo:background-color="#ffff00"/>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0.1728in" fo:min-width="0.0728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0.1598in" fo:min-width="0.1055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0.1717in" fo:min-width="0.1563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9"/>
      <text:p text:style-name="P9"><text:bookmark text:name="_gjdgxs"/></text:p>
      <text:p text:style-name="P21"><text:span text:style-name="T1">PROJETO PARA CRIAÇÃO DE WEBSITE</text:span></text:p>
      <text:p text:style-name="P12"><text:span text:style-name="T14">( </text:span><text:span text:style-name="T16">Nome do Site / projeto</text:span><text:span text:style-name="T14"> )</text:span></text:p>
      <text:p text:style-name="P11"/>
      <text:p text:style-name="P9"/>
      <text:p text:style-name="P9"/>
      <text:p text:style-name="P13"/>
      <text:p text:style-name="P9"/>
      <text:p text:style-name="P9"/>
      <text:p text:style-name="P9"/>
      <text:p text:style-name="P9"/>
      <text:p text:style-name="P9"/>
      <text:p text:style-name="P9"/>
      <text:p text:style-name="P9"/>
      <text:p text:style-name="P9"/>
      <text:p text:style-name="P9"/>
      <text:p text:style-name="P9"><text:bookmark text:name="_30j0zll"/></text:p>
      <text:p text:style-name="P16"/>
      <text:p text:style-name="P12"><text:soft-page-break/><text:span text:style-name="T17">Autor: </text:span><text:span text:style-name="T18">Nome do(a) Aluno(a)</text:span></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bookmark text:name="_1fob9te"/></text:p>
      <text:p text:style-name="P12"><text:soft-page-break/><text:span text:style-name="T19">Porto Alegre, RS, </text:span><text:span text:style-name="T27">07 </text:span><text:span text:style-name="T19">de </text:span><text:span text:style-name="T27">agosto </text:span><text:span text:style-name="T19">de 201</text:span><text:span text:style-name="T27">9</text:span></text:p>
      <text:p text:style-name="P19"/>
      <text:p text:style-name="P12"><text:span text:style-name="T20">ÍNDICE</text:span></text:p>
      <text:p text:style-name="P17"/>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2xcytpi" text:style-name="Index_20_Link" text:visited-style-name="Index_20_Link"><text:span text:style-name="T38">1.</text:span></text:a><text:a xlink:type="simple" xlink:href="#_2xcytpi" text:style-name="Index_20_Link" text:visited-style-name="Index_20_Link"><text:span text:style-name="T2"><text:tab/></text:span></text:a><text:span text:style-name="T38">IDENTIFICAÇÃO DO PROJETO<text:tab/>3</text:span></text:p>
          <text:p text:style-name="P29"><text:a xlink:type="simple" xlink:href="#_2et92p0" text:style-name="Index_20_Link" text:visited-style-name="Index_20_Link"><text:span text:style-name="T38">2.</text:span></text:a><text:a xlink:type="simple" xlink:href="#_2et92p0" text:style-name="Index_20_Link" text:visited-style-name="Index_20_Link"><text:span text:style-name="T2"><text:tab/></text:span></text:a><text:span text:style-name="T38">INSTITUIÇÕES ENVOLVIDAS:<text:tab/>3</text:span></text:p>
          <text:p text:style-name="P29"><text:a xlink:type="simple" xlink:href="#_1t3h5sf" text:style-name="Index_20_Link" text:visited-style-name="Index_20_Link"><text:span text:style-name="T38">3.</text:span></text:a><text:a xlink:type="simple" xlink:href="#_1t3h5sf" text:style-name="Index_20_Link" text:visited-style-name="Index_20_Link"><text:span text:style-name="T2"><text:tab/></text:span></text:a><text:span text:style-name="T38">RESUMO E OBJETIVOS DO PROJETO<text:tab/>4</text:span></text:p>
          <text:p text:style-name="P29"><text:a xlink:type="simple" xlink:href="#_1ci93xb" text:style-name="Index_20_Link" text:visited-style-name="Index_20_Link"><text:span text:style-name="T38">4.</text:span></text:a><text:a xlink:type="simple" xlink:href="#_1ci93xb" text:style-name="Index_20_Link" text:visited-style-name="Index_20_Link"><text:span text:style-name="T2"><text:tab/></text:span></text:a><text:span text:style-name="T38">PÚBLICO-ALVO<text:tab/>4</text:span></text:p>
          <text:p text:style-name="P29"><text:a xlink:type="simple" xlink:href="#_2s8eyo1" text:style-name="Index_20_Link" text:visited-style-name="Index_20_Link"><text:span text:style-name="T38">5.</text:span></text:a><text:a xlink:type="simple" xlink:href="#_2s8eyo1" text:style-name="Index_20_Link" text:visited-style-name="Index_20_Link"><text:span text:style-name="T2"><text:tab/></text:span></text:a><text:span text:style-name="T38">MÉTODOS E TÉCNICAS UTILIZADOS<text:tab/>4</text:span></text:p>
          <text:p text:style-name="P29"><text:a xlink:type="simple" xlink:href="#_17dp8vu" text:style-name="Index_20_Link" text:visited-style-name="Index_20_Link"><text:span text:style-name="T38">6.</text:span></text:a><text:a xlink:type="simple" xlink:href="#_17dp8vu" text:style-name="Index_20_Link" text:visited-style-name="Index_20_Link"><text:span text:style-name="T2"><text:tab/></text:span></text:a><text:span text:style-name="T38">REQUISITOS DO SITE<text:tab/>5</text:span></text:p>
          <text:p text:style-name="P29"><text:a xlink:type="simple" xlink:href="#_3whwml4" text:style-name="Index_20_Link" text:visited-style-name="Index_20_Link"><text:span text:style-name="T38">7.</text:span></text:a><text:a xlink:type="simple" xlink:href="#_3whwml4" text:style-name="Index_20_Link" text:visited-style-name="Index_20_Link"><text:span text:style-name="T2"><text:tab/></text:span></text:a><text:span text:style-name="T38">PROPOSTA DE DESCRIÇÃO DE PRODUTOS E FUNCIONALIDADES<text:tab/>6</text:span></text:p>
          <text:p text:style-name="P29"><text:a xlink:type="simple" xlink:href="#_2bn6wsx" text:style-name="Index_20_Link" text:visited-style-name="Index_20_Link"><text:span text:style-name="T38">8.</text:span></text:a><text:a xlink:type="simple" xlink:href="#_2bn6wsx" text:style-name="Index_20_Link" text:visited-style-name="Index_20_Link"><text:span text:style-name="T2"><text:tab/></text:span></text:a><text:span text:style-name="T38">PROPOSTA DE MAPA DO SITE:<text:tab/>7</text:span></text:p>
          <text:p text:style-name="P29"><text:a xlink:type="simple" xlink:href="#_qsh70q" text:style-name="Index_20_Link" text:visited-style-name="Index_20_Link"><text:span text:style-name="T38">9.</text:span></text:a><text:a xlink:type="simple" xlink:href="#_qsh70q" text:style-name="Index_20_Link" text:visited-style-name="Index_20_Link"><text:span text:style-name="T2"><text:tab/></text:span></text:a><text:span text:style-name="T38">PROPOSTA PARA PÁGINA INICIAL (MAQUETE)<text:tab/>9</text:span></text:p>
          <text:p text:style-name="P29"><text:a xlink:type="simple" xlink:href="#_3as4poj" text:style-name="Index_20_Link" text:visited-style-name="Index_20_Link"><text:span text:style-name="T38">10.</text:span></text:a><text:a xlink:type="simple" xlink:href="#_3as4poj" text:style-name="Index_20_Link" text:visited-style-name="Index_20_Link"><text:span text:style-name="T2"><text:tab/></text:span></text:a><text:span text:style-name="T38">PROPOSTA PARA PÁGINAS SECUNDÁRIAS – INICIO, SOBRE NÓS, PRODUTOS, ETC. (MAQUETE)<text:tab/>10</text:span></text:p>
          <text:p text:style-name="P29"><text:a xlink:type="simple" xlink:href="#_1pxezwc" text:style-name="Index_20_Link" text:visited-style-name="Index_20_Link"><text:span text:style-name="T38">11.</text:span></text:a><text:a xlink:type="simple" xlink:href="#_1pxezwc" text:style-name="Index_20_Link" text:visited-style-name="Index_20_Link"><text:span text:style-name="T2"><text:tab/></text:span></text:a><text:span text:style-name="T38">ESTRUTURA DO SITE (MAQUETE)<text:tab/>11</text:span></text:p>
          <text:p text:style-name="P29"><text:a xlink:type="simple" xlink:href="#_44sinio" text:style-name="Index_20_Link" text:visited-style-name="Index_20_Link"><text:span text:style-name="T38">12.</text:span></text:a><text:a xlink:type="simple" xlink:href="#_44sinio" text:style-name="Index_20_Link" text:visited-style-name="Index_20_Link"><text:span text:style-name="T2"><text:tab/></text:span></text:a><text:span text:style-name="T38">PLANO DE CRIAÇÃO DO SITE - ETAPAS<text:tab/>12</text:span></text:p>
          <text:p text:style-name="P29"><text:a xlink:type="simple" xlink:href="#_2jxsxqh" text:style-name="Index_20_Link" text:visited-style-name="Index_20_Link"><text:span text:style-name="T38">13.</text:span></text:a><text:a xlink:type="simple" xlink:href="#_2jxsxqh" text:style-name="Index_20_Link" text:visited-style-name="Index_20_Link"><text:span text:style-name="T2"><text:tab/></text:span></text:a><text:span text:style-name="T38">INVESTIMENTOS<text:tab/>13</text:span></text:p>
          <text:p text:style-name="P29"><text:a xlink:type="simple" xlink:href="#_1y810tw" text:style-name="Index_20_Link" text:visited-style-name="Index_20_Link"><text:span text:style-name="T38">14.</text:span></text:a><text:a xlink:type="simple" xlink:href="#_1y810tw" text:style-name="Index_20_Link" text:visited-style-name="Index_20_Link"><text:span text:style-name="T2"><text:tab/></text:span></text:a><text:span text:style-name="T38">COMPROMISSOS<text:tab/>14</text:span></text:p>
          <text:p text:style-name="P29"><text:a xlink:type="simple" xlink:href="#_4i7ojhp" text:style-name="Index_20_Link" text:visited-style-name="Index_20_Link"><text:span text:style-name="T38">15.</text:span></text:a><text:a xlink:type="simple" xlink:href="#_4i7ojhp" text:style-name="Index_20_Link" text:visited-style-name="Index_20_Link"><text:span text:style-name="T2"><text:tab/></text:span></text:a><text:span text:style-name="T38">CONSIDERAÇÕES FINAIS<text:tab/>14</text:span></text:p>
        </text:index-body>
      </text:table-of-content>
      <text:p text:style-name="P22"/>
      <text:p text:style-name="P17"><text:soft-page-break/></text:p>
      <text:p text:style-name="P17"><text:bookmark text:name="_3znysh7"/></text:p>
      <text:list xml:id="list224073355" text:style-name="WWNum2">
        <text:list-item>
          <text:p text:style-name="P32"><text:span text:style-name="T3">Identificação do Projeto</text:span></text:p>
        </text:list-item>
      </text:list>
      <text:p text:style-name="P34"><text:span text:style-name="T23">Projeto</text:span><text:span text:style-name="T21"> : Proposta para criação de Web Site d</text:span><text:span text:style-name="T29">a </text:span><text:span text:style-name="T30">Empresa/instituição XYZ666 </text:span><text:span text:style-name="T29">- <text:s/></text:span><text:span text:style-name="T30">descrição breve, sediada em Porto Alegre - RS</text:span></text:p>
      <text:p text:style-name="P15"><text:bookmark text:name="_2et92p0"/></text:p>
      <text:list xml:id="list211402297806918" text:continue-numbering="true" text:style-name="WWNum2">
        <text:list-item>
          <text:p text:style-name="P32"><text:span text:style-name="T3">Instituições envolvidas:</text:span></text:p>
        </text:list-item>
      </text:list>
      <text:p text:style-name="P15"><text:bookmark text:name="_tyjcwt"/></text:p>
      <text:p text:style-name="P36"><text:span text:style-name="T3">Executor(es) </text:span><text:span text:style-name="T12">(adaptar)</text:span></text:p>
      <text:p text:style-name="P34"><text:span text:style-name="T29">Programador: </text:span></text:p>
      <text:p text:style-name="P34"><text:span text:style-name="T29">Web designer: </text:span></text:p>
      <text:p text:style-name="P34"><text:span text:style-name="T29">Analista de conteúdos: </text:span></text:p>
      <text:p text:style-name="P34"><text:span text:style-name="T29">Marketing digital: </text:span></text:p>
      <text:p text:style-name="P34"><text:span text:style-name="T21">Endereço: Av Cel Vicente, 281 - Centro.</text:span></text:p>
      <text:p text:style-name="P34"><text:span text:style-name="T21">Telefone: (51) 3930 601</text:span><text:span text:style-name="T29">9</text:span></text:p>
      <text:p text:style-name="P34"><text:span text:style-name="T21">Porto Alegre – RS</text:span></text:p>
      <text:p text:style-name="P34"><text:span text:style-name="T21">e-mail: <text:s/>evandro.miletto@poa.ifrs.edu.br</text:span></text:p>
      <text:p text:style-name="P35"/>
      <text:p text:style-name="P38"><text:bookmark text:name="_3dy6vkm"/></text:p>
      <text:p text:style-name="P36"><text:span text:style-name="T31">Demandante</text:span></text:p>
      <text:p text:style-name="P34"><text:span text:style-name="T30">Empresa/instituição XYZ666 </text:span><text:span text:style-name="T29">- <text:s/></text:span><text:span text:style-name="T30">descrição breve, </text:span></text:p>
      <text:p text:style-name="P34"><text:span text:style-name="T30">XYZ666</text:span><text:span text:style-name="T21">@</text:span><text:span text:style-name="T29">ind</text:span><text:span text:style-name="T21">.com</text:span><text:span text:style-name="T29">.br</text:span></text:p>
      <text:p text:style-name="P34"><text:soft-page-break/><text:span text:style-name="T30">Rua Airton Senna, 290 Porto Alegre • RS </text:span></text:p>
      <text:p text:style-name="P34"><text:span text:style-name="T30">CEP: 91234-567</text:span></text:p>
      <text:p text:style-name="P39"/>
      <text:p text:style-name="P15"><text:bookmark text:name="_1t3h5sf"/></text:p>
      <text:list xml:id="list211402375014887" text:continue-numbering="true" text:style-name="WWNum2">
        <text:list-item>
          <text:p text:style-name="P32"><text:span text:style-name="T3">Resumo e Objetivos do Projeto</text:span></text:p>
        </text:list-item>
      </text:list>
      <text:p text:style-name="P17"/>
      <text:p text:style-name="P37"><text:span text:style-name="T4">Este documento apresenta considerações iniciais e requisitos para o projeto d</text:span><text:span text:style-name="T29">o</text:span><text:span text:style-name="T4"> site </text:span><text:span text:style-name="T29">da empresa </text:span><text:span text:style-name="T30">XYZ666</text:span><text:span text:style-name="T4">. </text:span><text:span text:style-name="T29">O objetivo principal do site é divulgação da Empresa <text:s/>na Web, apresentando a descrição dos produtos e disponibilização de serviços on-line para clientes e usuários. <text:s/>Deve ainda destacar a especialização da empresa no ramo de </text:span><text:span text:style-name="T30">[inserir o contexto]</text:span><text:span text:style-name="T29">, divulgando seus espaços em mídias sociais a fim de manter contato permanente com seus clientes. O objetivo deste projeto é, portanto, propor uma solução tecnológica para o site da empresa, com base nos padrões recomendados pela W3C </text:span><text:span text:style-name="T40"><text:note text:id="ftn1" text:note-class="footnote"><text:note-citation>1</text:note-citation><text:note-body><text:p text:style-name="P40"><text:span text:style-name="T39"/><text:span text:style-name="T35"> </text:span><text:a xlink:type="simple" xlink:href="https://www.w3.org/" text:style-name="Internet_20_link" text:visited-style-name="Visited_20_Internet_20_Link"><text:span text:style-name="T42">https://www.w3.org/</text:span></text:a><text:span text:style-name="T35"> (World Wide Web Consortium - Instituição que define padrões e recomendações para uso de tecnologias para a Internet proporcionando maior garantia de acessibilidade e usabilidade)</text:span></text:p></text:note-body></text:note></text:span><text:span text:style-name="T29"><text:s/>que contemple essas características anteriormente mencionadas.</text:span></text:p>
      <text:p text:style-name="P41"><text:bookmark text:name="_4d34og8"/></text:p>
      <text:list xml:id="list211402096483269" text:continue-numbering="true" text:style-name="WWNum2">
        <text:list-item>
          <text:p text:style-name="P33"><text:span text:style-name="T3">Público-alvo</text:span></text:p>
        </text:list-item>
      </text:list>
      <text:p text:style-name="P8"><text:span text:style-name="T23"><text:tab/></text:span><text:span text:style-name="T29">Pessoas físicas e empresas interessados em aquisição e projetos de equipamentos trocadores de temperatura.</text:span></text:p>
      <text:p text:style-name="P42"><text:bookmark text:name="_2s8eyo1"/></text:p>
      <text:list xml:id="list211401872389789" text:continue-numbering="true" text:style-name="WWNum2">
        <text:list-item>
          <text:p text:style-name="P33"><text:span text:style-name="T3">Métodos e técnicas utilizados</text:span></text:p>
        </text:list-item>
      </text:list>
      <text:p text:style-name="P37"><text:span text:style-name="T29">Esta proposta criação do site envolve a aplicação de métodos e técnicas consolidados para projetos Web. <text:s/>a) Avaliação Heurística - tendo como base a ergonomia e usabilidade, b) uso de web standards - padrões recomendados pelo comitê gestor da Internet, c) estratégias de web marketing: técnicas para otimização em mecanismos de busca - SEO (Search Engine Optimization) e d) plano de implantação de mídias sociais</text:span></text:p>
      <text:p text:style-name="P45"><text:span text:style-name="T7">5.1</text:span><text:span text:style-name="T43"> </text:span><text:span text:style-name="T7">Avaliação Heurística</text:span></text:p>
      <text:p text:style-name="P37"><text:span text:style-name="T29">O método de Avaliação Heurística consiste na inspeção minuciosa da interface por um especialista que procura identificar problemas de usabilidade que estão em desacordo com recomendações <text:s/>para projeto de interface. Uma avaliação heurística produz um julgamento do especialista sobre as qualidades ergonômicas das interfaces. A técnica permite uma boa expectativa em termos da rapidez de avaliação e da qualidade de problemas diagnosticados. <text:s/>Para identificar a maior parte dos problemas ergonômicos das interfaces é necessário o engajamento do avaliador, se possível com diferentes perfis de competência. Isto porque, neste tipo de técnica, os resultados dependem diretamente da pessoa, ou das pessoas que realizam as avaliações, mais particularmente da carga de conhecimento e experiência que trazem para a avaliação e do tipo de estratégia com que percorrem a interface. É um método simples, seguro, que produz ótimos resultados na identificação de problemas graves de usabilidade. </text:span></text:p>
      <text:p text:style-name="P45"><text:span text:style-name="T43">5.2 Ergonomia e Usabilidade</text:span></text:p>
      <text:p text:style-name="P37"><text:span text:style-name="T4">Os critérios de Ergonomia e Usabilidade quando aplicados no desenvolvimento de sites permitem uma maior e melhor interação do usuário com o site. Os critérios principais são </text:span><text:span text:style-name="T29">os</text:span><text:span text:style-name="T4"> seguintes: Condução, Carga de Trabalho, Controle Explícito, Adaptabilidade, Gestão de Erros, Consistência, Significado dos Códigos e Compatibilidade. A aplicação destes conceitos conseqüentemente atrai a atenção do usuário fazendo com que ele tenha a sensação do controle sobre as informações que estão sendo apresentadas e que <text:s/>efetivamente encontre o que procura de forma clara e eficiente. </text:span></text:p>
      <text:p text:style-name="P45"><text:span text:style-name="T7">5.3</text:span><text:span text:style-name="T43"> </text:span><text:span text:style-name="T7">Padrões Web</text:span><text:span text:style-name="T4"> <text:s/></text:span></text:p>
      <text:p text:style-name="P37"><text:span text:style-name="T4">Técnica igualmente importante que consiste no desenvolvimento baseado nos Padrões Web (Web Standard) que quando observados proporcionam benefícios consideráveis para o site como um todo. A filosofia implica desenvolvimento centrado no usuário de acordo com suas </text:span><text:span text:style-name="T29">necessidades</text:span><text:span text:style-name="T4"> e requisitos do projeto, procurando manter o usuário focado no conteúdo do Site através do desenvolvimento de uma apresentação leve.</text:span></text:p>
      <text:p text:style-name="P37"><text:span text:style-name="T4">Web Standards são técnicas de desenvolvimento recomendadas pelo W3C (World Wide Web Consortium), organização que desenvolve e controla a tecnologia para condução do crescimento da internet com </text:span><text:span text:style-name="T29">o</text:span><text:span text:style-name="T4"> máximo do seu potencial. Entre os principais benefícios desta técnica destacam-se:</text:span></text:p>
      <text:list xml:id="list211400965052956" text:continue-numbering="true" text:style-name="WWNum2">
        <text:list-item>
          <text:list>
            <text:list-item>
              <text:p text:style-name="P47"><text:span text:style-name="T21">Separação do conteúdo e da apresentação do site (folhas de estilo em cascata);</text:span></text:p>
            </text:list-item>
            <text:list-item>
              <text:p text:style-name="P47"><text:soft-page-break/><text:span text:style-name="T21">Transformação para um conteúdo mais semântico; </text:span></text:p>
            </text:list-item>
            <text:list-item>
              <text:p text:style-name="P47"><text:span text:style-name="T21">Simplicidade no desenvolvimento e facilidade de manutenção; </text:span></text:p>
            </text:list-item>
            <text:list-item>
              <text:p text:style-name="P47"><text:span text:style-name="T21">As páginas se tornam acessíveis (todos os navegadores, usuários desabilitados, navegadores em modo texto); </text:span></text:p>
            </text:list-item>
            <text:list-item>
              <text:p text:style-name="P47"><text:span text:style-name="T21">O site se torna mais visível nas buscas; </text:span></text:p>
            </text:list-item>
            <text:list-item>
              <text:p text:style-name="P47"><text:span text:style-name="T21">O site se torna mais correto; </text:span></text:p>
            </text:list-item>
            <text:list-item>
              <text:p text:style-name="P47"><text:span text:style-name="T21">As páginas ficam prontas para impressão (não necessita disponibilizar versão especial para impressão);</text:span></text:p>
            </text:list-item>
            <text:list-item>
              <text:p text:style-name="P47"><text:span text:style-name="T21">As páginas ficam menores (diminui: tempo de download, tráfego na rede, custo de armazenagem e manutenção); e</text:span></text:p>
            </text:list-item>
            <text:list-item>
              <text:p text:style-name="P47"><text:span text:style-name="T21">O site fica complacente com tecnologias futuras (</text:span><text:span text:style-name="T29">tablets, celulares, projetores, etc.</text:span><text:span text:style-name="T21">).</text:span></text:p>
            </text:list-item>
          </text:list>
        </text:list-item>
      </text:list>
      <text:p text:style-name="P41"/>
      <text:p text:style-name="P45"><text:span text:style-name="T7">5.4</text:span><text:span text:style-name="T43"> </text:span><text:span text:style-name="T7">Estratégias para marketing digital e otimização na busca - </text:span><text:span text:style-name="T43">SEO</text:span></text:p>
      <text:p text:style-name="P37"><text:span text:style-name="T4">Para o usuário encontrar as informações que deseja, a Internet precisa saber da existência dessas informações, da mesma forma que “um parque de diversões, por melhor que seja, somente terá êxito se o seu público-alvo souber de sua existência”. Assim, aplicando-se técnicas para “promoção”, no sentido do termo empregado nas modernas teorias dos 4P do Marketing (Produto, Preço, Posicionamento e Promoção), os sites da Internet adquirem a </text:span><text:span text:style-name="T29">visibilidade</text:span><text:span text:style-name="T4"> que necessitam através desta “promoção”. Trata-se de ações de Marketing na Internet chamadas de Web Marketing. Estas técnicas implementam estratégias destinadas a promover, incrementar e gerar tráfego para sites e Aplicações on-line.</text:span></text:p>
      <text:p text:style-name="P37"><text:span text:style-name="T44">Complementar aqui se for o caso ...</text:span></text:p>
      <text:p text:style-name="P42"><text:bookmark text:name="_17dp8vu"/></text:p>
      <text:list xml:id="list211401009145127" text:continue-numbering="true" text:style-name="WWNum2">
        <text:list-item>
          <text:p text:style-name="P32"><text:span text:style-name="T3">Requisitos do site</text:span></text:p>
        </text:list-item>
      </text:list>
      <text:p text:style-name="P37"><text:span text:style-name="T4">Os requisitos para o </text:span><text:span text:style-name="T29">desenvolvimento</text:span><text:span text:style-name="T4"> do site envolvem aspectos tecnológicos, de interação e de interface e </text:span><text:span text:style-name="T29">estruturais, conforme o que se segue</text:span><text:span text:style-name="T4">:</text:span></text:p>
      <text:p text:style-name="P34"><text:span text:style-name="T43">6.1 </text:span><text:span text:style-name="T26">Requisitos tecnológicos</text:span></text:p>
      <text:list xml:id="list211402035048412" text:continue-numbering="true" text:style-name="WWNum2">
        <text:list-item>
          <text:list>
            <text:list-item>
              <text:p text:style-name="P47"><text:span text:style-name="T21">Estar de acordo com as recomendações do W3C – comitê internacional gestor da Internet, para <text:s/>“Padrões web”.</text:span></text:p>
              <text:list>
                <text:list-item>
                  <text:p text:style-name="P50"><text:span text:style-name="T21">Uso de </text:span><text:span text:style-name="T29">HTML5 </text:span><text:span text:style-name="T21">para conteúdo</text:span></text:p>
                </text:list-item>
                <text:list-item>
                  <text:p text:style-name="P50"><text:span text:style-name="T21">Uso de CSS para formatação</text:span></text:p>
                </text:list-item>
                <text:list-item>
                  <text:p text:style-name="P50"><text:span text:style-name="T29">Uso de JavaScript para dinamicidade</text:span></text:p>
                </text:list-item>
              </text:list>
            </text:list-item>
            <text:list-item>
              <text:p text:style-name="P47"><text:span text:style-name="T21">Utilizar, se necessário, soluções de software livre para s</text:span><text:span text:style-name="T29">cript no back-end e base de dados </text:span><text:span text:style-name="T44">(remover - não é da disciplina mas pode ser útil para uso futuro)</text:span></text:p>
              <text:list>
                <text:list-item>
                  <text:p text:style-name="P50"><text:soft-page-break/><text:span text:style-name="T22">Uso de PHP para conteúdos dinâmicos </text:span></text:p>
                </text:list-item>
                <text:list-item>
                  <text:p text:style-name="P50"><text:span text:style-name="T22">Uso de MySQL para banco de dados</text:span></text:p>
                </text:list-item>
              </text:list>
            </text:list-item>
          </text:list>
        </text:list-item>
      </text:list>
      <text:p text:style-name="P53"/>
      <text:p text:style-name="P54"><text:span text:style-name="T43">6.2 </text:span><text:span text:style-name="T26">Requisitos de interação e interface</text:span></text:p>
      <text:list xml:id="list211401918106786" text:continue-numbering="true" text:style-name="WWNum2">
        <text:list-item>
          <text:list>
            <text:list-item>
              <text:p text:style-name="P47"><text:span text:style-name="T21">Considerar questões de usabilidade e acessibilidade</text:span></text:p>
              <text:list>
                <text:list-item>
                  <text:p text:style-name="P50"><text:span text:style-name="T29">Permitir i</text:span><text:span text:style-name="T21">mpressão automática da página</text:span></text:p>
                </text:list-item>
                <text:list-item>
                  <text:p text:style-name="P50"><text:span text:style-name="T21">Uso da tecla tab para alternar links</text:span></text:p>
                </text:list-item>
                <text:list-item>
                  <text:p text:style-name="P50"><text:span text:style-name="T21">Uso de texto alternativo em </text:span><text:span text:style-name="T29">nas </text:span><text:span text:style-name="T21">imagens</text:span></text:p>
                </text:list-item>
                <text:list-item>
                  <text:p text:style-name="P50"><text:span text:style-name="T29">Apresentação responsiva (adequação para diferentes dispositivos incluindo desktops e móveis)</text:span></text:p>
                </text:list-item>
                <text:list-item>
                  <text:p text:style-name="P50"><text:span text:style-name="T21">Página leve para download </text:span><text:span text:style-name="T29">para facilitar o acesso e a experiência do usuário</text:span></text:p>
                </text:list-item>
              </text:list>
            </text:list-item>
          </text:list>
        </text:list-item>
      </text:list>
      <text:p text:style-name="P53"/>
      <text:p text:style-name="P54"><text:span text:style-name="T43">6.3 </text:span><text:span text:style-name="T26">Requisitos de estrutura (conteúdo)</text:span></text:p>
      <text:list xml:id="list307740584" text:style-name="WWNum3">
        <text:list-item>
          <text:p text:style-name="P51"><text:span text:style-name="T21">Páginas com barra de menu principal e menu local (navegação) secundário, área de conteúdo (texto e imagens)</text:span></text:p>
        </text:list-item>
        <text:list-item>
          <text:p text:style-name="P51"><text:span text:style-name="T21">Página inicial, com destaque</text:span><text:span text:style-name="T29">s, </text:span><text:span text:style-name="T21">página de produtos e serviços, página sobre a empresa, página de contato.</text:span></text:p>
        </text:list-item>
        <text:list-item>
          <text:p text:style-name="P51"><text:span text:style-name="T21">Banner</text:span><text:span text:style-name="T29"> personalizado para fixação da marca</text:span></text:p>
        </text:list-item>
        <text:list-item>
          <text:p text:style-name="P51"><text:span text:style-name="T29">Mecanismo de busca de produtos com filtros para facilitar a busca e experiência dos usuários</text:span></text:p>
        </text:list-item>
        <text:list-item>
          <text:p text:style-name="P52"><text:span text:style-name="T21">Área de Rodapé com links e informações importantes </text:span><text:span text:style-name="T29">sobre a empresa, contato e outros dados julgados necessários.</text:span></text:p>
        </text:list-item>
      </text:list>
      <text:p text:style-name="P17"><text:bookmark text:name="_3rdcrjn"/></text:p>
      <text:list xml:id="list211400511437771" text:continue-list="list211401918106786" text:style-name="WWNum2">
        <text:list-item>
          <text:p text:style-name="P33"><text:span text:style-name="T3">Proposta de Descrição de Produtos e Funcionalidades</text:span></text:p>
        </text:list-item>
      </text:list>
      <text:list xml:id="list3624289774" text:style-name="WWNum1">
        <text:list-item>
          <text:p text:style-name="P55"><text:span text:style-name="T29">Apresentar informações gerais de identificação da empresa, marca, valores, atuação, etc.</text:span></text:p>
        </text:list-item>
        <text:list-item>
          <text:p text:style-name="P55"><text:span text:style-name="T29">Apresentação direta de destaques e principais produtos</text:span></text:p>
        </text:list-item>
        <text:list-item>
          <text:p text:style-name="P55"><text:soft-page-break/><text:span text:style-name="T29">Disponibilização de sistema de filtragem com parâmetros para o usuário encontrar seu produto com mais agilidade</text:span></text:p>
        </text:list-item>
        <text:list-item>
          <text:p text:style-name="P55"><text:span text:style-name="T21">Criar </text:span><text:span text:style-name="T29">formulário automatizado para cotação e aquisição dos produtos, prazo, forma de entrega.</text:span></text:p>
        </text:list-item>
        <text:list-item>
          <text:p text:style-name="P55"><text:span text:style-name="T29">Criar uma s</text:span><text:span text:style-name="T21">eção de dicas ao usuário com</text:span><text:span text:style-name="T29"> orientações, curiosidades e cuidados com os produtos visando favorecer manutenção e aumento da sua vida útil</text:span></text:p>
        </text:list-item>
        <text:list-item>
          <text:p text:style-name="P55"><text:span text:style-name="T29">Apresentar localização, forma de acesso</text:span></text:p>
        </text:list-item>
        <text:list-item>
          <text:p text:style-name="P55"><text:span text:style-name="T21">Informar ao usuário quais os trabalhos relacionados, outras empresas, produtos </text:span><text:span text:style-name="T29">disponíveis</text:span><text:span text:style-name="T21">... (estacionamento próprio), Formas de acesso</text:span></text:p>
        </text:list-item>
        <text:list-item>
          <text:p text:style-name="P55"><text:span text:style-name="T29">Disponibilizar</text:span><text:span text:style-name="T21"> </text:span><text:span text:style-name="T29">f</text:span><text:span text:style-name="T21">ormulário para contato (envio de email pelo formulário), Endereço, Telefone</text:span></text:p>
        </text:list-item>
      </text:list>
      <text:p text:style-name="P8"><text:span text:style-name="T29"><text:tab/></text:span><text:span text:style-name="T32">Avançado</text:span></text:p>
      <text:list xml:id="list211401570047536" text:continue-numbering="true" text:style-name="WWNum1">
        <text:list-item>
          <text:p text:style-name="P55"><text:span text:style-name="T30">Criar área de login (administrativo), para manutenção, postagens de novidades, blog, etc.</text:span></text:p>
        </text:list-item>
        <text:list-item>
          <text:p text:style-name="P55"><text:span text:style-name="T30">Criar serviço de aquisição / pagamento via web.</text:span></text:p>
        </text:list-item>
        <text:list-item>
          <text:p text:style-name="P55"><text:span text:style-name="T30">Criar serviço de acompanhamento de fabricação de produto</text:span></text:p>
        </text:list-item>
        <text:list-item>
          <text:p text:style-name="P55"><text:span text:style-name="T30">Criar sistema para cadastro (newsletter) para envio de mensagens aos clientes com novidades e informações de seu interesse e interesse da XYZ666</text:span></text:p>
        </text:list-item>
      </text:list>
      <text:p text:style-name="P56"/>
      <text:p text:style-name="P58"><text:bookmark text:name="_26in1rg"/></text:p>
      <text:list xml:id="list211401514007282" text:continue-list="list211400511437771" text:style-name="WWNum2">
        <text:list-item>
          <text:p text:style-name="P32"><text:span text:style-name="T3">Proposta de </text:span><text:span text:style-name="T31">Estrutura</text:span><text:span text:style-name="T3"> d</text:span><text:span text:style-name="T31">as páginas (versão preliminar)</text:span><text:span text:style-name="T3">: <text:s text:c="2"/></text:span></text:p>
        </text:list-item>
      </text:list>
      <text:list xml:id="list3458641241" text:style-name="WWNum4">
        <text:list-item>
          <text:p text:style-name="P59"><text:span text:style-name="T24">Página Inicial</text:span></text:p>
          <text:list>
            <text:list-item>
              <text:p text:style-name="P48"><text:span text:style-name="T21"><text:s/>(Menu Principal – horizontal superior – navegação entre páginas)</text:span></text:p>
              <text:list>
                <text:list-item>
                  <text:p text:style-name="P60"><text:span text:style-name="T24">Início</text:span><text:span text:style-name="T21"> (banner, produtos, busca, menus) / ou p</text:span><text:span text:style-name="T29">ágina com novidades</text:span></text:p>
                </text:list-item>
                <text:list-item>
                  <text:p text:style-name="P60"><text:span text:style-name="T24">Produtos (</text:span><text:span text:style-name="T34">busca, filtro para localização de modelos)</text:span></text:p>
                </text:list-item>
                <text:list-item>
                  <text:p text:style-name="P60"><text:span text:style-name="T24">Dicas</text:span></text:p>
                </text:list-item>
                <text:list-item>
                  <text:p text:style-name="P60"><text:span text:style-name="T34">Sobre a <text:s/>Empresa</text:span></text:p>
                </text:list-item>
                <text:list-item>
                  <text:p text:style-name="P60"><text:span text:style-name="T34">Contato </text:span></text:p>
                </text:list-item>
              </text:list>
            </text:list-item>
            <text:list-item>
              <text:p text:style-name="P48"><text:soft-page-break/><text:span text:style-name="T21">Área de conteúdo</text:span></text:p>
              <text:list>
                <text:list-item>
                  <text:p text:style-name="P60"><text:span text:style-name="T21">descrição, endereço, frase de efeito, imagem, qualidades, vantagens, tópicos dos serviços oferecidos com links para as seções, novidades, principais produtos</text:span></text:p>
                </text:list-item>
              </text:list>
            </text:list-item>
            <text:list-item>
              <text:p text:style-name="P48"><text:span text:style-name="T21">Rodapé </text:span></text:p>
              <text:list>
                <text:list-item>
                  <text:p text:style-name="P60"><text:span text:style-name="T21">Endereço, telefone, email</text:span></text:p>
                </text:list-item>
              </text:list>
            </text:list-item>
          </text:list>
        </text:list-item>
      </text:list>
      <text:p text:style-name="P61"/>
      <text:list xml:id="list211400923490663" text:continue-numbering="true" text:style-name="WWNum4">
        <text:list-item>
          <text:p text:style-name="P59"><text:span text:style-name="T24">Sobre a Empresa</text:span><text:span text:style-name="T21"> (inserir o nª de registro da corretora)</text:span></text:p>
          <text:list>
            <text:list-item>
              <text:p text:style-name="P48"><text:span text:style-name="T21">Menu Principal</text:span></text:p>
            </text:list-item>
            <text:list-item>
              <text:p text:style-name="P48"><text:span text:style-name="T21">Área de conteúdo</text:span></text:p>
              <text:list>
                <text:list-item>
                  <text:p text:style-name="P60"><text:span text:style-name="T21">Menu local</text:span></text:p>
                  <text:list>
                    <text:list-item>
                      <text:p text:style-name="P62"><text:span text:style-name="T21">Perfil</text:span></text:p>
                    </text:list-item>
                    <text:list-item>
                      <text:p text:style-name="P62"><text:span text:style-name="T21">Equipe</text:span></text:p>
                    </text:list-item>
                    <text:list-item>
                      <text:p text:style-name="P62"><text:span text:style-name="T21">Localização</text:span></text:p>
                    </text:list-item>
                    <text:list-item>
                      <text:p text:style-name="P62"><text:span text:style-name="T21">Contato </text:span></text:p>
                    </text:list-item>
                  </text:list>
                </text:list-item>
                <text:list-item>
                  <text:p text:style-name="P60"><text:span text:style-name="T21">Conteúdo</text:span></text:p>
                  <text:list>
                    <text:list-item>
                      <text:p text:style-name="P62"><text:span text:style-name="T21">Texto e imagem simbólica para Perfil , Missão, Equipe (fotos, se for o caso), Estrutura, Localização (Endereço e Mapa), <text:s/>Contato (endereço, link para o formulário de contato)</text:span></text:p>
                    </text:list-item>
                  </text:list>
                </text:list-item>
              </text:list>
            </text:list-item>
            <text:list-item>
              <text:p text:style-name="P48"><text:span text:style-name="T21">Rodapé</text:span></text:p>
            </text:list-item>
          </text:list>
        </text:list-item>
      </text:list>
      <text:p text:style-name="P57"/>
      <text:list xml:id="list211401977988826" text:continue-numbering="true" text:style-name="WWNum4">
        <text:list-item>
          <text:p text:style-name="P59"><text:span text:style-name="T24">Produtos/Serviços</text:span></text:p>
          <text:list>
            <text:list-item>
              <text:p text:style-name="P48"><text:span text:style-name="T21">Menu Principal</text:span></text:p>
            </text:list-item>
            <text:list-item>
              <text:p text:style-name="P48"><text:span text:style-name="T21">Área de conteúdo</text:span></text:p>
              <text:list>
                <text:list-item>
                  <text:list>
                    <text:list-item>
                      <text:p text:style-name="P62"><text:span text:style-name="T21">Menu local</text:span><text:span text:style-name="T29"> com filtros</text:span></text:p>
                    </text:list-item>
                  </text:list>
                </text:list-item>
                <text:list-item>
                  <text:p text:style-name="P60"><text:soft-page-break/><text:span text:style-name="T21">Conteúdo</text:span></text:p>
                  <text:list>
                    <text:list-item>
                      <text:p text:style-name="P62"><text:span text:style-name="T29">imagem das principais categorias de produtos</text:span><text:span text:style-name="T21">, apontando para a página específica </text:span><text:span text:style-name="T29">ou modal com mais detalhes e informações</text:span></text:p>
                    </text:list-item>
                  </text:list>
                </text:list-item>
              </text:list>
            </text:list-item>
            <text:list-item>
              <text:p text:style-name="P48"><text:span text:style-name="T21">Rodapé (descrever links e informações do rodapé)</text:span></text:p>
            </text:list-item>
          </text:list>
        </text:list-item>
      </text:list>
      <text:p text:style-name="P57"/>
      <text:p text:style-name="P63"/>
      <text:p text:style-name="P18"/>
      <text:p text:style-name="P56"><text:bookmark text:name="_lnxbz9"/></text:p>
      <text:list xml:id="list211402462462717" text:continue-list="list211401514007282" text:style-name="WWNum2">
        <text:list-item>
          <text:p text:style-name="P32"><text:span text:style-name="T3">Proposta para Página inicial </text:span><text:span text:style-name="T12">(adaptar a maquete)</text:span></text:p>
        </text:list-item>
      </text:list>
      <text:p text:style-name="P17"/>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4"><draw:custom-shape text:anchor-type="paragraph" draw:z-index="10" draw:name="Image1" draw:style-name="gr1" draw:text-style-name="P69" svg:width="0.3858in" svg:height="0.3858in" svg:x="4.2362in" svg:y="0.0417in"><text:p text:style-name="P68"><text:span text:style-name="T8">A</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9" draw:name="Image2" draw:style-name="gr2" draw:text-style-name="P69" svg:width="0.4307in" svg:height="0.3669in" svg:x="5.5728in" svg:y="0.052in"><text:p text:style-name="P68"><text:span text:style-name="T8">D</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3">Banner do grupo</text:span></text:p>
            <text:p text:style-name="P5"><text:span text:style-name="T21">(Logotipo + imagem)</text:span></text:p>
            <text:p text:style-name="P3"><draw:custom-shape text:anchor-type="paragraph" draw:z-index="8" draw:name="Image3" draw:style-name="gr3" draw:text-style-name="P69" svg:width="0.5039in" svg:height="0.3843in" svg:x="1.2362in" svg:y="0in"><text:p text:style-name="P68"><text:span text:style-name="T8">A</text:span><text:span text:style-name="T10">1</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6"><text:span text:style-name="T24">início/novidades</text:span><text:span text:style-name="T21"> | </text:span><text:span text:style-name="T34">Produtos</text:span><text:span text:style-name="T29"> |</text:span><text:span text:style-name="T24">Dicas</text:span><text:span text:style-name="T21"> | </text:span><text:span text:style-name="T24">Sobre a empresa</text:span><text:span text:style-name="T21"> | </text:span><text:span text:style-name="T34">Contato</text:span><text:span text:style-name="T29"> | <text:s text:c="8"/>Login, senha</text:span></text:p>
          </table:table-cell>
          <table:covered-table-cell/>
          <table:covered-table-cell/>
        </table:table-row>
        <table:table-row table:style-name="Table1.1">
          <table:table-cell table:style-name="Table1.A1" office:value-type="string">
            <text:p text:style-name="P2"/>
            <text:p text:style-name="P2"/>
            <text:p text:style-name="P2"/>
            <text:p text:style-name="P64"/>
          </table:table-cell>
          <table:table-cell table:style-name="Table1.A1" office:value-type="string">
            <text:p text:style-name="Standard"><text:span text:style-name="T21">frase de efeito (texto descritivo)</text:span></text:p>
            <text:p text:style-name="P1"/>
            <text:p text:style-name="Standard"><text:span text:style-name="T21">imagem descrição dos produtos e links para a página dos produtos</text:span></text:p>
            <text:p text:style-name="P1"/>
            <text:p text:style-name="P1"><draw:custom-shape text:anchor-type="paragraph" draw:z-index="7" draw:name="Image4" draw:style-name="gr1" draw:text-style-name="P69" svg:width="0.3858in" svg:height="0.3858in" svg:x="0.3193in" svg:y="0.1665in"><text:p text:style-name="P68"><text:span text:style-name="T8">C</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
            <text:p text:style-name="P1"/>
            <text:p text:style-name="P1"/>
          </table:table-cell>
          <table:table-cell table:style-name="Table1.A1" office:value-type="string">
            <text:p text:style-name="P1"/>
            <text:p text:style-name="P1"><draw:custom-shape text:anchor-type="paragraph" draw:z-index="6" draw:name="Image5" draw:style-name="gr1" draw:text-style-name="P69" svg:width="0.3858in" svg:height="0.3858in" svg:x="0.3193in" svg:y="0.9165in"><text:p text:style-name="P68"><text:span text:style-name="T8">E</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row>
        <table:table-row table:style-name="Table1.3">
          <table:table-cell table:style-name="Table1.A1" table:number-columns-spanned="3" office:value-type="string">
            <text:p text:style-name="P4"><draw:custom-shape text:anchor-type="paragraph" draw:z-index="5" draw:name="Image6" draw:style-name="gr1" draw:text-style-name="P69" svg:width="0.3858in" svg:height="0.3858in" svg:x="3.3752in" svg:y="0.0417in"><text:p text:style-name="P68"><text:span text:style-name="T8">G</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21">Rodapé:</text:span></text:p>
            <text:p text:style-name="P1"/>
          </table:table-cell>
          <table:covered-table-cell/>
          <table:covered-table-cell/>
        </table:table-row>
      </table:table>
      <text:p text:style-name="P17"/>
      <text:p text:style-name="P8"><text:span text:style-name="T23">Legenda:</text:span></text:p>
      <text:p text:style-name="P8"><text:span text:style-name="T23">A: <text:tab/></text:span><text:span text:style-name="T21">cabeçalho / banner</text:span></text:p>
      <text:p text:style-name="P8"><text:span text:style-name="T23">A</text:span><text:span text:style-name="T41">1</text:span><text:span text:style-name="T23">:<text:tab/></text:span><text:span text:style-name="T21">menu principal</text:span></text:p>
      <text:p text:style-name="P8"><text:span text:style-name="T23">B:<text:tab/></text:span><text:span text:style-name="T21">menu local (lado direito ou esquerdo)</text:span></text:p>
      <text:p text:style-name="P8"><text:span text:style-name="T23">C:<text:tab/></text:span><text:span text:style-name="T21">área de conteúdo</text:span></text:p>
      <text:p text:style-name="P8"><text:span text:style-name="T23">D:<text:tab/></text:span><text:span text:style-name="T21">área de login</text:span></text:p>
      <text:p text:style-name="P8"><text:span text:style-name="T23">E:<text:tab/></text:span><text:span text:style-name="T21">área de novidades (página inicial)</text:span></text:p>
      <text:p text:style-name="P8"><text:span text:style-name="T23">F:<text:tab/></text:span><text:span text:style-name="T21">rodapé</text:span></text:p>
      <text:p text:style-name="P17"><text:soft-page-break/></text:p>
      <text:p text:style-name="P17"/>
      <text:p text:style-name="P20"/>
      <text:p text:style-name="P20"/>
      <text:p text:style-name="P20"/>
      <text:p text:style-name="P20"/>
      <text:list xml:id="list211402488077466" text:continue-numbering="true" text:style-name="WWNum2">
        <text:list-item>
          <text:p text:style-name="P32"><text:span text:style-name="T3">Proposta para Páginas Secundárias – </text:span><text:span text:style-name="T31">início</text:span><text:span text:style-name="T3">, sobre nós, produtos, etc. (maquete)</text:span></text:p>
        </text:list-item>
      </text:list>
      <text:p text:style-name="P17"/>
      <text:p text:style-name="P17"/>
      <table:table table:name="Table2" table:style-name="Table2">
        <table:table-column table:style-name="Table2.A"/>
        <table:table-column table:style-name="Table2.B"/>
        <table:table-row table:style-name="Table2.1">
          <table:table-cell table:style-name="Table2.A1" table:number-columns-spanned="2" office:value-type="string">
            <text:p text:style-name="P24"><draw:custom-shape text:anchor-type="paragraph" draw:z-index="4" draw:name="Image7" draw:style-name="gr1" draw:text-style-name="P69" svg:width="0.3858in" svg:height="0.3858in" svg:x="4.2362in" svg:y="0.0417in"><text:p text:style-name="P68"><text:span text:style-name="T8">A</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3">Banner do grupo</text:span></text:p>
            <text:p text:style-name="P5"><text:span text:style-name="T21">(Logotipo + imagem)</text:span></text:p>
            <text:p text:style-name="P3"><draw:custom-shape text:anchor-type="paragraph" draw:z-index="3" draw:name="Image8" draw:style-name="gr3" draw:text-style-name="P69" svg:width="0.5039in" svg:height="0.3843in" svg:x="1.2362in" svg:y="0in"><text:p text:style-name="P68"><text:span text:style-name="T8">A</text:span><text:span text:style-name="T10">1</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7"><text:span text:style-name="T24">início</text:span><text:span text:style-name="T21"> | </text:span><text:span text:style-name="T24">Contato</text:span><text:span text:style-name="T21"> | </text:span><text:span text:style-name="T24">Dicas</text:span></text:p>
          </table:table-cell>
          <table:covered-table-cell/>
        </table:table-row>
        <table:table-row table:style-name="Table2.1">
          <table:table-cell table:style-name="Table2.A1" office:value-type="string">
            <text:p text:style-name="P2"/>
            <text:p text:style-name="Standard"><text:span text:style-name="T21">menu local</text:span></text:p>
            <text:p text:style-name="P2"/>
            <text:p text:style-name="P2"/>
            <text:p text:style-name="Standard"><text:span text:style-name="T21"><text:s/></text:span></text:p>
            <text:p text:style-name="P1"/>
            <text:p text:style-name="P1"><draw:custom-shape text:anchor-type="paragraph" draw:z-index="2" draw:name="Image9" draw:style-name="gr1" draw:text-style-name="P69" svg:width="0.3858in" svg:height="0.3858in" svg:x="0.1252in" svg:y="0.0972in"><text:p text:style-name="P68"><text:span text:style-name="T8">C</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
            <text:p text:style-name="P1"/>
            <text:p text:style-name="P1"/>
          </table:table-cell>
          <table:table-cell table:style-name="Table2.A1" office:value-type="string">
            <text:p text:style-name="P1"><draw:custom-shape text:anchor-type="paragraph" draw:z-index="1" draw:name="Image10" draw:style-name="gr2" draw:text-style-name="P69" svg:width="0.4307in" svg:height="0.3669in" svg:x="2.6945in" svg:y="0.1665in"><text:p text:style-name="P68"><text:span text:style-name="T8">B</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
            <text:p text:style-name="Standard"><text:span text:style-name="T21">(se for o caso)</text:span></text:p>
            <text:p text:style-name="Standard"><text:span text:style-name="T21">frase de efeito (texto descritivo)</text:span></text:p>
            <text:p text:style-name="P1"/>
            <text:p text:style-name="Standard"><text:span text:style-name="T21">imagem descrição dos produtos e links para a página dos produtos</text:span></text:p>
            <text:p text:style-name="P1"/>
            <text:p text:style-name="Standard"><text:span text:style-name="T21">formulário de cotação.</text:span></text:p>
          </table:table-cell>
        </table:table-row>
        <table:table-row table:style-name="Table2.3">
          <table:table-cell table:style-name="Table2.A1" table:number-columns-spanned="2" office:value-type="string">
            <text:p text:style-name="P4"><draw:custom-shape text:anchor-type="paragraph" draw:z-index="0" draw:name="Image11" draw:style-name="gr1" draw:text-style-name="P69" svg:width="0.3858in" svg:height="0.3858in" svg:x="3.3752in" svg:y="0.0417in"><text:p text:style-name="P68"><text:span text:style-name="T8">E</text:span></text:p><text:p text:style-name="P6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21">Rodapé:</text:span></text:p>
            <text:p text:style-name="P1"/>
          </table:table-cell>
          <table:covered-table-cell/>
        </table:table-row>
      </table:table>
      <text:p text:style-name="P17"/>
      <text:p text:style-name="P17"/>
      <text:p text:style-name="P17"/>
      <text:p text:style-name="P8"><text:span text:style-name="T23">Legenda:</text:span></text:p>
      <text:p text:style-name="P17"/>
      <text:p text:style-name="P8"><text:span text:style-name="T23">A: <text:tab/></text:span><text:span text:style-name="T21">cabeçalho</text:span></text:p>
      <text:p text:style-name="P8"><text:span text:style-name="T23">A</text:span><text:span text:style-name="T41">1</text:span><text:span text:style-name="T23">:<text:tab/></text:span><text:span text:style-name="T21">menu institucional</text:span></text:p>
      <text:p text:style-name="P8"><text:span text:style-name="T23">B:<text:tab/></text:span><text:span text:style-name="T21">área de conteúdo</text:span></text:p>
      <text:p text:style-name="P8"><text:span text:style-name="T23">C:<text:tab/></text:span><text:span text:style-name="T21">menu local</text:span></text:p>
      <text:p text:style-name="P8"><text:soft-page-break/><text:span text:style-name="T23">D:<text:tab/></text:span><text:span text:style-name="T21">rodapé</text:span></text:p>
      <text:p text:style-name="P17"/>
      <text:p text:style-name="P17"/>
      <text:p text:style-name="P17"/>
      <text:p text:style-name="P17"/>
      <text:p text:style-name="P15"/>
      <text:p text:style-name="P15"/>
      <text:p text:style-name="P15"/>
      <text:p text:style-name="P15"/>
      <text:p text:style-name="P15"/>
      <text:p text:style-name="P15"/>
      <text:p text:style-name="P15"/>
      <text:p text:style-name="P15"/>
      <text:p text:style-name="P15"/>
      <text:p text:style-name="P8"><text:span text:style-name="T21"><text:s/></text:span></text:p>
      <text:list xml:id="list211400723350294" text:continue-numbering="true" text:style-name="WWNum2">
        <text:list-item>
          <text:p text:style-name="P32"><text:bookmark text:name="_44sinio"/><text:span text:style-name="T3">PLANO DE CRIAÇÃO DO SITE - ETAPAS</text:span></text:p>
        </text:list-item>
      </text:list>
      <text:p text:style-name="P17"/>
      <text:p text:style-name="P46"><text:span text:style-name="T4">O trabalho de criação e publicação descrito nesta proposta pode <text:s/>ser dividido nas seguintes etapas:</text:span></text:p>
      <text:p text:style-name="P42"/>
      <text:p text:style-name="P43"><text:span text:style-name="T3">a) Coleta</text:span></text:p>
      <text:p text:style-name="P65"><text:span text:style-name="T4">Coleta de informações gerais sobre </text:span><text:span text:style-name="T29">o site, empresa, produtos e serviços, imagens, flyers, materiais de divulgação, principais dúvidas e demandas dos clientes.</text:span></text:p>
      <text:p text:style-name="P43"><text:soft-page-break/><text:span text:style-name="T3">b)</text:span><text:span text:style-name="T4"> </text:span><text:span text:style-name="T3">Avaliação de conteúdos e tecnologias</text:span></text:p>
      <text:p text:style-name="P65"><text:span text:style-name="T4">Consiste</text:span><text:span text:style-name="T29"> </text:span><text:span text:style-name="T4">numa revisão dos conteúdos e funcionalidades do Site julgados </text:span><text:span text:style-name="T29">necessários e importantes e estudo sobre as tecnologias necessárias para dar suporte aos conteúdos.</text:span></text:p>
      <text:p text:style-name="P43"><text:span text:style-name="T3">c) Web design</text:span></text:p>
      <text:p text:style-name="P65"><text:span text:style-name="T4">Etapa de concepção da </text:span><text:span text:style-name="T29">interface</text:span><text:span text:style-name="T4"> do site onde são definidos aspectos estéticos, de interação e interface e aplicadas teorias e técnicas de acessibilidade e usabilidade, </text:span><text:span text:style-name="T29">visando sempre proporcionar a melhor experiência com o usuário</text:span><text:span text:style-name="T4">.</text:span></text:p>
      <text:p text:style-name="P43"><text:span text:style-name="T3">d) Desenvolvimento</text:span></text:p>
      <text:p text:style-name="P65"><text:span text:style-name="T4">Etapa de </text:span><text:span text:style-name="T29">codificação</text:span><text:span text:style-name="T4"> das páginas Web incluindo atividades de marcação (</text:span><text:span text:style-name="T29">HTML5 e CSS),</text:span><text:span text:style-name="T4"> programação, controles, criação do banc</text:span><text:span text:style-name="T29">o de dados, upload para a nuvem, publicação, etc.</text:span></text:p>
      <text:p text:style-name="P43"><text:span text:style-name="T3">e) Aplicação das estratégias de Web Marketing</text:span></text:p>
      <text:p text:style-name="P65"><text:span text:style-name="T4">Conjunto de </text:span><text:span text:style-name="T29">ações</text:span><text:span text:style-name="T4"> destinadas a promover a divulgação do site</text:span><text:span text:style-name="T29">, com uso de técnicas para melhorar a identificação do site em mecanismos de busca.</text:span></text:p>
      <text:p text:style-name="P43"><text:span text:style-name="T3">f) Testes</text:span></text:p>
      <text:p text:style-name="P43"><text:span text:style-name="T4">Etapa final de avaliação e testes visando detectar eventuais problemas funcionais e de interação/interface que precede a entrega final do produto.</text:span></text:p>
      <text:p text:style-name="P44"/>
      <text:p text:style-name="P44"/>
      <text:list xml:id="list211401085750452" text:continue-numbering="true" text:style-name="WWNum2">
        <text:list-item>
          <text:p text:style-name="P32"><text:bookmark text:name="_2jxsxqh"/><text:span text:style-name="T31">I</text:span><text:span text:style-name="T3">NVESTIMENTOS</text:span></text:p>
        </text:list-item>
      </text:list>
      <text:p text:style-name="P41"/>
      <text:p text:style-name="P43"><text:span text:style-name="T4">Tabela de custos *</text:span></text:p>
      <text:p text:style-name="P1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text:span text:style-name="T25">Custo das atividades </text:span><text:span text:style-name="T36">por</text:span><text:span text:style-name="T25"> hora de trabalho (R$)</text:span></text:p>
          </table:table-cell>
          <table:covered-table-cell/>
          <table:covered-table-cell/>
        </table:table-row>
        <table:table-row table:style-name="Table3.2">
          <table:table-cell table:style-name="Table3.A2" office:value-type="string">
            <text:p text:style-name="P26"><text:span text:style-name="T2">Coleta</text:span></text:p>
          </table:table-cell>
          <table:table-cell table:style-name="Table3.B2" table:number-columns-spanned="2" office:value-type="string">
            <text:p text:style-name="P25"><text:span text:style-name="T2">R$ </text:span><text:span text:style-name="T27">00</text:span><text:span text:style-name="T2">,00 </text:span></text:p>
          </table:table-cell>
          <table:covered-table-cell/>
        </table:table-row>
        <table:table-row table:style-name="Table3.3">
          <table:table-cell table:style-name="Table3.A3" office:value-type="string">
            <text:p text:style-name="Standard"><text:span text:style-name="T19">Avaliação de conteúdos</text:span></text:p>
          </table:table-cell>
          <table:table-cell table:style-name="Table3.B3" table:number-columns-spanned="2" office:value-type="string">
            <text:p text:style-name="Standard"><text:span text:style-name="T19">R$ </text:span><text:span text:style-name="T27">00,00 </text:span></text:p>
          </table:table-cell>
          <table:covered-table-cell/>
        </table:table-row>
        <table:table-row table:style-name="Table3.4">
          <table:table-cell table:style-name="Table3.A4" office:value-type="string">
            <text:p text:style-name="Standard"><text:span text:style-name="T19">Web design</text:span></text:p>
          </table:table-cell>
          <table:table-cell table:style-name="Table3.B4" table:number-columns-spanned="2" office:value-type="string">
            <text:p text:style-name="Standard"><text:span text:style-name="T19">R$ </text:span><text:span text:style-name="T27">00,00 </text:span></text:p>
          </table:table-cell>
          <table:covered-table-cell/>
        </table:table-row>
        <table:table-row table:style-name="Table3.5">
          <table:table-cell table:style-name="Table3.A5" office:value-type="string">
            <text:p text:style-name="Standard"><text:span text:style-name="T19">Desenvolvimento</text:span></text:p>
          </table:table-cell>
          <table:table-cell table:style-name="Table3.B5" table:number-columns-spanned="2" office:value-type="string">
            <text:p text:style-name="Standard"><text:span text:style-name="T19">R$ </text:span><text:span text:style-name="T27">00,00 <text:s/></text:span></text:p>
          </table:table-cell>
          <table:covered-table-cell/>
        </table:table-row>
        <table:table-row table:style-name="Table3.6">
          <table:table-cell table:style-name="Table3.A6" office:value-type="string">
            <text:p text:style-name="Standard"><text:span text:style-name="T19">Aplicação das técnicas de Web Marketing</text:span></text:p>
          </table:table-cell>
          <table:table-cell table:style-name="Table3.B6" table:number-columns-spanned="2" office:value-type="string">
            <text:p text:style-name="Standard"><text:span text:style-name="T19">R$ </text:span><text:span text:style-name="T27">00,00 </text:span></text:p>
          </table:table-cell>
          <table:covered-table-cell/>
        </table:table-row>
        <table:table-row table:style-name="Table3.7">
          <table:table-cell table:style-name="Table3.A7" office:value-type="string">
            <text:p text:style-name="Standard"><text:span text:style-name="T19">Testes</text:span></text:p>
          </table:table-cell>
          <table:table-cell table:style-name="Table3.B7" table:number-columns-spanned="2" office:value-type="string">
            <text:p text:style-name="Standard"><text:span text:style-name="T19">R$ </text:span><text:span text:style-name="T27">00,00</text:span></text:p>
          </table:table-cell>
          <table:covered-table-cell/>
        </table:table-row>
        <table:table-row table:style-name="Table3.8">
          <table:table-cell table:style-name="Table3.A1" table:number-columns-spanned="3" office:value-type="string">
            <text:p text:style-name="P27"><text:span text:style-name="T36">Cálculo Parcial das Atividades </text:span></text:p>
            <text:p text:style-name="P27"><text:span text:style-name="T37">(custo da hora x quantidade de horas)</text:span></text:p>
          </table:table-cell>
          <table:covered-table-cell/>
          <table:covered-table-cell/>
        </table:table-row>
        <table:table-row table:style-name="Table3.9">
          <table:table-cell table:style-name="Table3.A9" office:value-type="string">
            <text:p text:style-name="P4"><text:span text:style-name="T36">A</text:span><text:span text:style-name="T25">tividade</text:span></text:p>
          </table:table-cell>
          <table:table-cell table:style-name="Table3.B9" office:value-type="string">
            <text:p text:style-name="P4"><text:span text:style-name="T25">Tempo (horas)</text:span></text:p>
          </table:table-cell>
          <table:table-cell table:style-name="Table3.C9" office:value-type="string">
            <text:p text:style-name="P4"><text:span text:style-name="T25">parcial <text:s/>R$</text:span></text:p>
          </table:table-cell>
        </table:table-row>
        <table:table-row table:style-name="Table3.10">
          <table:table-cell table:style-name="Table3.A10" office:value-type="string">
            <text:p text:style-name="P26"><text:span text:style-name="T2">Coleta</text:span></text:p>
          </table:table-cell>
          <table:table-cell table:style-name="Table3.B10" office:value-type="string">
            <text:p text:style-name="P4"><text:span text:style-name="T27">2</text:span></text:p>
          </table:table-cell>
          <table:table-cell table:style-name="Table3.C10" office:value-type="string">
            <text:p text:style-name="P66"><text:span text:style-name="T27">00</text:span><text:span text:style-name="T19">,00</text:span></text:p>
          </table:table-cell>
        </table:table-row>
        <text:soft-page-break/>
        <table:table-row table:style-name="Table3.11">
          <table:table-cell table:style-name="Table3.A11" office:value-type="string">
            <text:p text:style-name="Standard"><text:span text:style-name="T19">Avaliação de conteúdos</text:span></text:p>
          </table:table-cell>
          <table:table-cell table:style-name="Table3.B11" office:value-type="string">
            <text:p text:style-name="P4"><text:span text:style-name="T27">2</text:span></text:p>
          </table:table-cell>
          <table:table-cell table:style-name="Table3.C11" office:value-type="string">
            <text:p text:style-name="P66"><text:span text:style-name="T27">00</text:span><text:span text:style-name="T19">,00</text:span></text:p>
          </table:table-cell>
        </table:table-row>
        <table:table-row table:style-name="Table3.12">
          <table:table-cell table:style-name="Table3.A12" office:value-type="string">
            <text:p text:style-name="Standard"><text:span text:style-name="T19">Web design</text:span></text:p>
          </table:table-cell>
          <table:table-cell table:style-name="Table3.B12" office:value-type="string">
            <text:p text:style-name="P4"><text:span text:style-name="T27">2</text:span></text:p>
          </table:table-cell>
          <table:table-cell table:style-name="Table3.C12" office:value-type="string">
            <text:p text:style-name="P66"><text:span text:style-name="T27">00</text:span><text:span text:style-name="T19">,00</text:span></text:p>
          </table:table-cell>
        </table:table-row>
        <table:table-row table:style-name="Table3.13">
          <table:table-cell table:style-name="Table3.A13" office:value-type="string">
            <text:p text:style-name="Standard"><text:span text:style-name="T19">Desenvolvimento</text:span></text:p>
          </table:table-cell>
          <table:table-cell table:style-name="Table3.B13" office:value-type="string">
            <text:p text:style-name="P4"><text:span text:style-name="T27">2</text:span></text:p>
          </table:table-cell>
          <table:table-cell table:style-name="Table3.C13" office:value-type="string">
            <text:p text:style-name="P66"><text:span text:style-name="T27">00</text:span><text:span text:style-name="T19">,00</text:span></text:p>
          </table:table-cell>
        </table:table-row>
        <table:table-row table:style-name="Table3.14">
          <table:table-cell table:style-name="Table3.A14" office:value-type="string">
            <text:p text:style-name="Standard"><text:span text:style-name="T19">Aplicação das técnicas de Web Marketing</text:span></text:p>
          </table:table-cell>
          <table:table-cell table:style-name="Table3.B14" office:value-type="string">
            <text:p text:style-name="P4"><text:span text:style-name="T27">2</text:span></text:p>
          </table:table-cell>
          <table:table-cell table:style-name="Table3.C14" office:value-type="string">
            <text:p text:style-name="P66"><text:span text:style-name="T27">00</text:span><text:span text:style-name="T19">,00</text:span></text:p>
          </table:table-cell>
        </table:table-row>
        <table:table-row table:style-name="Table3.15">
          <table:table-cell table:style-name="Table3.A15" office:value-type="string">
            <text:p text:style-name="Standard"><text:span text:style-name="T19">Testes</text:span></text:p>
          </table:table-cell>
          <table:table-cell table:style-name="Table3.B15" office:value-type="string">
            <text:p text:style-name="P4"><text:span text:style-name="T27">2</text:span></text:p>
          </table:table-cell>
          <table:table-cell table:style-name="Table3.C15" office:value-type="string">
            <text:p text:style-name="P66"><text:span text:style-name="T27">00</text:span><text:span text:style-name="T19">,00</text:span></text:p>
          </table:table-cell>
        </table:table-row>
        <table:table-row table:style-name="Table3.16">
          <table:table-cell table:style-name="Table3.A16" table:number-columns-spanned="3" office:value-type="string">
            <text:p text:style-name="P4"><text:span text:style-name="T36">Prazo de Entrega </text:span><text:span text:style-name="T25">Custo Tota</text:span><text:span text:style-name="T36">l</text:span><text:span text:style-name="T25"> </text:span></text:p>
          </table:table-cell>
          <table:covered-table-cell/>
          <table:covered-table-cell/>
        </table:table-row>
        <table:table-row table:style-name="Table3.17">
          <table:table-cell table:style-name="Table3.A17" table:number-rows-spanned="2" office:value-type="string">
            <text:p text:style-name="P25"><text:span text:style-name="T2">Todas atividades</text:span></text:p>
          </table:table-cell>
          <table:table-cell table:style-name="Table3.B17" office:value-type="string">
            <text:p text:style-name="P4"><text:span text:style-name="T36">Prazo</text:span></text:p>
          </table:table-cell>
          <table:table-cell table:style-name="Table3.C17" office:value-type="string">
            <text:p text:style-name="P4"><text:span text:style-name="T36">Total – R$</text:span></text:p>
          </table:table-cell>
        </table:table-row>
        <table:table-row table:style-name="Table3.18">
          <table:covered-table-cell/>
          <table:table-cell table:style-name="Table3.B18" office:value-type="string">
            <text:p text:style-name="P4"><text:span text:style-name="T27">40 dias úteis</text:span></text:p>
          </table:table-cell>
          <table:table-cell table:style-name="Table3.C18" office:value-type="string">
            <text:p text:style-name="P4"><text:span text:style-name="T36">0.000,00</text:span></text:p>
          </table:table-cell>
        </table:table-row>
      </table:table>
      <text:p text:style-name="P43"><text:bookmark text:name="_z337ya"/><text:span text:style-name="T4">* os custos serão cotados após a definição de tempo para as atividades (dados decorrentes dos encontros e definições das funcionalidades e conteúdos do site)</text:span></text:p>
      <text:p text:style-name="P42"/>
      <text:p text:style-name="P43"><text:span text:style-name="T3">Forma de Pagamento</text:span></text:p>
      <text:p text:style-name="P43"><text:bookmark text:name="_3j2qqm3"/><text:span text:style-name="T4">O pagamento dos custos poderá ser feito à vista com</text:span><text:span text:style-name="T5"> x%</text:span><text:span text:style-name="T4"> de desconto ou em três parcelas, sendo a primeira </text:span><text:span text:style-name="T5">(x%)</text:span><text:span text:style-name="T4"> no início das atividades e as duas restantes de </text:span><text:span text:style-name="T5">x%</text:span><text:span text:style-name="T4">) em 30 e 60 dias respectivamente. Outras formas poderão ser eventualmente negociadas.</text:span></text:p>
      <text:p text:style-name="P42"/>
      <text:p text:style-name="P43"><text:span text:style-name="T3">Prazos de Realização</text:span></text:p>
      <text:p text:style-name="P43"><text:span text:style-name="T4">Os prazos na tabela Custos Totais e Prazos das tabela acima se referem ao tempo médio estimado para a entrega de resultados a partir da data de início de atividades a ser definida. Prazos diferenciados podem ser negociados.</text:span></text:p>
      <text:p text:style-name="P44"/>
      <text:list xml:id="list211400856234336" text:continue-numbering="true" text:style-name="WWNum2">
        <text:list-item>
          <text:p text:style-name="P32"><text:bookmark text:name="_1y810tw"/><text:span text:style-name="T31">C</text:span><text:span text:style-name="T3">OMPROMISSOS</text:span></text:p>
        </text:list-item>
      </text:list>
      <text:p text:style-name="P43"><text:span text:style-name="T3">Compromissos do Desenvolvedor</text:span></text:p>
      <text:list xml:id="list211400732446500" text:continue-list="list211401570047536" text:style-name="WWNum1">
        <text:list-item>
          <text:p text:style-name="P55"><text:span text:style-name="T21">Prestar os serviços da presente proposta com a competência e diligência adequadas ao cumprimento desta, defendendo os legítimos interesses e expectativas do cliente.</text:span></text:p>
        </text:list-item>
        <text:list-item>
          <text:p text:style-name="P55"><text:span text:style-name="T21">Cumprir o prazo acordado para as etapas do planejamento.</text:span></text:p>
        </text:list-item>
      </text:list>
      <text:p text:style-name="P41"/>
      <text:p text:style-name="P43"><text:span text:style-name="T3">Compromissos do Cliente</text:span></text:p>
      <text:list xml:id="list211402282921438" text:continue-numbering="true" text:style-name="WWNum1">
        <text:list-item>
          <text:p text:style-name="P55"><text:span text:style-name="T21">Fornecer conteúdo solicitado antes do início do desenvolvimento do projeto.</text:span></text:p>
        </text:list-item>
        <text:list-item>
          <text:p text:style-name="P55"><text:span text:style-name="T21">Apenas aprovar a proposta se a mesma for totalmente compreendida e satisfatória.</text:span></text:p>
        </text:list-item>
        <text:list-item>
          <text:p text:style-name="P55"><text:span text:style-name="T21">Fazer o pagamento da primeira parcela do projeto na apresentação do layout.</text:span></text:p>
        </text:list-item>
      </text:list>
      <text:p text:style-name="P42"><text:bookmark text:name="_4i7ojhp"/></text:p>
      <text:list xml:id="list211401286740148" text:continue-list="list211400856234336" text:style-name="WWNum2">
        <text:list-item>
          <text:p text:style-name="P32"><text:span text:style-name="T3">CONSIDERAÇÕES FINAIS</text:span></text:p>
        </text:list-item>
      </text:list>
      <text:p text:style-name="P43"><text:span text:style-name="T3">Importante</text:span><text:span text:style-name="T4">:</text:span></text:p>
      <text:list xml:id="list211401697350842" text:continue-list="list211402282921438" text:style-name="WWNum1">
        <text:list-item>
          <text:p text:style-name="P55"><text:soft-page-break/><text:span text:style-name="T21">O prazo para a entrega do projeto começa a contar a partir da data da aprovação desta proposta, entre desenvolvedor e cliente.</text:span></text:p>
        </text:list-item>
        <text:list-item>
          <text:p text:style-name="P55"><text:span text:style-name="T21">Havendo mudança no escopo do projeto ou adição de novas funcionalidades por </text:span><text:span text:style-name="T29">algum motivo ou necessidade, um novo orçamento será gerado ao contratante.</text:span></text:p>
        </text:list-item>
      </text:list>
      <text:p text:style-name="P43"><text:span text:style-name="T3">Esta proposta inclui também os seguintes serviços</text:span><text:span text:style-name="T4">:</text:span></text:p>
      <text:list xml:id="list211401469601692" text:continue-numbering="true" text:style-name="WWNum1">
        <text:list-item>
          <text:p text:style-name="P55"><text:span text:style-name="T21">Indexação em sites de busca, para facilitar a procura e agilizar o contato com o usuário de interesse.</text:span></text:p>
        </text:list-item>
        <text:list-item>
          <text:p text:style-name="P55"><text:span text:style-name="T21">Acompanhamento do site com envio mensal de estatísticas referente ao tráfego de acesso.</text:span></text:p>
        </text:list-item>
      </text:list>
      <text:p text:style-name="P43"><text:span text:style-name="T3">Observações</text:span><text:span text:style-name="T4">:</text:span></text:p>
      <text:list xml:id="list211400910480269" text:continue-numbering="true" text:style-name="WWNum1">
        <text:list-item>
          <text:p text:style-name="P55"><text:span text:style-name="T47">Para quaisquer inclusões de conteúdo após ...). </text:span></text:p>
        </text:list-item>
        <text:list-item>
          <text:p text:style-name="P55"><text:span text:style-name="T47">O projeto não inclui instalação de nenhum ......</text:span></text:p>
        </text:list-item>
        <text:list-item>
          <text:p text:style-name="P55"><text:span text:style-name="T47">Este projeto não inclui nenhuma ferramenta de envio de news .... </text:span></text:p>
        </text:list-item>
        <text:list-item>
          <text:p text:style-name="P55"><text:span text:style-name="T47">O servidor de hospedagem deverá ter suporte de qualidade à html javascript css......</text:span></text:p>
        </text:list-item>
        <text:list-item>
          <text:p text:style-name="P55"><text:span text:style-name="T47">Se necessário, os executores podem se responsabilizar pela contratação da empresa de hospedagem e de domínio, </text:span><text:span text:style-name="T45">a ser ajustado..</text:span><text:span text:style-name="T47">.</text:span></text:p>
        </text:list-item>
      </text:list>
      <text:p text:style-name="P17"/>
      <text:p text:style-name="P23"/>
      <text:p text:style-name="P43"><text:span text:style-name="T4">Porto Alegre, RS, </text:span><text:span text:style-name="T30">xx</text:span><text:span text:style-name="T4"> de </text:span><text:span text:style-name="T30">mês</text:span><text:span text:style-name="T4"> de </text:span><text:span text:style-name="T5">20</text:span><text:span text:style-name="T30">??</text:span><text:span text:style-name="T4">.</text:span></text:p>
      <text:p text:style-name="P42"/>
      <text:p text:style-name="P43"><text:span text:style-name="T4">__________________________ <text:s/>__________________________ <text:s/>_____________________________</text:span></text:p>
      <text:p text:style-name="P46"><text:span text:style-name="T4">Aluno 1<text:tab/><text:tab/><text:tab/> <text:s/>Aluno 2<text:tab/><text:tab/><text:tab/> <text:s text:c="2"/>Aluno 3</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Open Sans SemiBold" svg:font-family="'Open Sans SemiBold'"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Open Sans SemiBold1" svg:font-family="'Open Sans SemiBold'"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ListLabel_20_1" style:display-name="ListLabel 1"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position="0% 100%"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Open Sans" fo:font-family="'Open Sans'" style:font-family-generic="roman" style:font-pitch="variable" fo:font-size="11pt" fo:font-weight="bold"/>
    </style:style>
    <style:style style:name="ListLabel_20_11" style:display-name="ListLabel 11"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Open Sans" fo:font-family="'Open Sans'" style:font-family-generic="roman" style:font-pitch="variable" fo:font-size="11pt"/>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Open Sans" fo:font-family="'Open Sans'" style:font-family-generic="roman" style:font-pitch="variable" fo:font-size="11pt"/>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Open Sans" fo:font-family="'Open Sans'"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text-position="0% 100%" style:font-name="Open Sans" fo:font-family="'Open Sans'"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number text:level="3" text:style-name="ListLabel_20_12" style:num-suffix="." style:num-format="a" style:num-letter-sync="true">
        <style:list-level-properties text:list-level-position-and-space-mode="label-alignment">
          <style:list-level-label-alignment text:label-followed-by="listtab" fo:text-indent="-0.25in" fo:margin-left="1.6252in"/>
        </style:list-level-properties>
      </text:list-level-style-number>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6252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style style:name="MP2" style:family="paragraph" style:parent-style-name="Standard">
      <style:paragraph-properties fo:break-before="auto" fo:break-after="auto"/>
      <style:text-properties fo:color="#ff0000" style:font-name="Proxima Nova" style:font-name-asian="Proxima Nova1" style:font-name-complex="Proxima Nova1" fo:background-color="#ffff00"/>
    </style:style>
    <style:style style:name="MT1" style:family="text">
      <style:text-properties fo:color="#ff0000" style:font-name="Proxima Nova" style:font-name-asian="Proxima Nova1" style:font-name-complex="Proxima Nova1" fo:background-color="#ffff00"/>
    </style:style>
    <style:style style:name="MT2" style:family="text">
      <style:text-properties fo:color="#ff0000" style:font-name="Proxima Nova" fo:font-weight="bold" style:font-name-asian="Proxima Nova1" style:font-weight-asian="bold" style:font-name-complex="Proxima Nova1" fo:background-color="#ffff00"/>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NÇÃO: APÓS ADAPTAÇÃO E ANTES DE ENVIAR, REMOVER </text:span><text:span text:style-name="MT2">TODOS</text:span><text:span text:style-name="MT1"> OS DESTAQUES DE FUNDO EM AMARELO E TEXTOS EM VERMELHO COM ESTE</text:span></text:p>
        <text:p text:style-name="MP1"><text:span text:style-name="MT1">NAO ALTEREM ESTE DOCUMENTO - BAIXEM E EDITEM</text:span></text:p>
        <text:p text:style-name="MP2"/>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6" meta:paragraph-count="263" meta:word-count="2392" meta:character-count="15236" meta:non-whitespace-character-count="13122"/>
    <meta:generator>LibreOfficeDev/6.0.5.2$Linux_X86_64 LibreOffice_project/</meta:generator>
  </office:meta>
</office:document-meta>
</file>